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indent="0.5in" style:auto-text-indent="false"/>
    </style:style>
    <style:style style:name="P2" style:family="paragraph" style:parent-style-name="Standard">
      <style:paragraph-properties fo:margin-left="0in" fo:margin-right="0in" fo:line-height="100%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line-height="100%" fo:break-before="page"/>
    </style:style>
    <style:style style:name="P5" style:family="paragraph" style:parent-style-name="Standard" style:master-page-name="Standard">
      <style:paragraph-properties fo:line-height="100%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case 979:</text:p>
      <text:p text:style-name="P1">dexno=699;</text:p>
      <text:p text:style-name="P1">name=”AURORUS”;</text:p>
      <text:p text:style-name="P1">form=””;</text:p>
      <text:p text:style-name="P1">type1=”Rock”;</text:p>
      <text:p text:style-name="P1">type2=”Ice”;</text:p>
      <text:p text:style-name="P1">base_stats=521;</text:p>
      <text:p text:style-name="P1">base_hp=123;</text:p>
      <text:p text:style-name="P1">base_atk=77;</text:p>
      <text:p text:style-name="P1">base_def=72;</text:p>
      <text:p text:style-name="P1">base_spatk=99;</text:p>
      <text:p text:style-name="P1">base_spdef=92;</text:p>
      <text:p text:style-name="P1">base_spd=58;</text:p>
      <text:p text:style-name="P1">base_exp=104;</text:p>
      <text:p text:style-name="P1">exp_type=””;</text:p>
      <text:p text:style-name="P1">egg_group[0]=”Monster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0:</text:p>
      <text:p text:style-name="P1">dexno=700;</text:p>
      <text:p text:style-name="P1">name=”SYLVEON”;</text:p>
      <text:p text:style-name="P1">form=””;</text:p>
      <text:p text:style-name="P1">type1=”Fairy”;</text:p>
      <text:p text:style-name="P1">type2=””;</text:p>
      <text:p text:style-name="P1">base_stats=525;</text:p>
      <text:p text:style-name="P1">base_hp=95;</text:p>
      <text:p text:style-name="P1">base_atk=65;</text:p>
      <text:p text:style-name="P1">base_def=65;</text:p>
      <text:p text:style-name="P1">base_spatk=110;</text:p>
      <text:p text:style-name="P1">base_spdef=130;</text:p>
      <text:p text:style-name="P1">base_spd=60;</text:p>
      <text:p text:style-name="P1">base_exp=184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1:</text:p>
      <text:p text:style-name="P1">dexno=701;</text:p>
      <text:p text:style-name="P1">name=”HAWLUCHA”;</text:p>
      <text:p text:style-name="P1">form=””;</text:p>
      <text:p text:style-name="P1">type1=”Fighting”;</text:p>
      <text:p text:style-name="P1">type2=”Flying”;</text:p>
      <text:p text:style-name="P1">base_stats=500;</text:p>
      <text:p text:style-name="P1">base_hp=78;</text:p>
      <text:p text:style-name="P1">base_atk=92;</text:p>
      <text:p text:style-name="P1">base_def=75;</text:p>
      <text:p text:style-name="P1">base_spatk=74;</text:p>
      <text:p text:style-name="P1">base_spdef=63;</text:p>
      <text:p text:style-name="P1">base_spd=118;</text:p>
      <text:p text:style-name="P1">base_exp=175;</text:p>
      <text:p text:style-name="P1">exp_type=””;</text:p>
      <text:p text:style-name="P1">egg_group[0]=”Human-Like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2:</text:p>
      <text:p text:style-name="P1">dexno=702;</text:p>
      <text:p text:style-name="P1">name=”DEDENNE”;</text:p>
      <text:p text:style-name="P1">form=””;</text:p>
      <text:p text:style-name="P1">type1=”Electric”;</text:p>
      <text:p text:style-name="P1">type2=”Fairy”;</text:p>
      <text:p text:style-name="P1">base_stats=431;</text:p>
      <text:p text:style-name="P1">base_hp=67;</text:p>
      <text:p text:style-name="P1">base_atk=58;</text:p>
      <text:p text:style-name="P1">base_def=57;</text:p>
      <text:p text:style-name="P1">base_spatk=81;</text:p>
      <text:p text:style-name="P1">base_spdef=67;</text:p>
      <text:p text:style-name="P1">base_spd=101;</text:p>
      <text:p text:style-name="P1">base_exp=151;</text:p>
      <text:p text:style-name="P1">exp_type=””;</text:p>
      <text:p text:style-name="P1">egg_group[0]=”Fairy”;</text:p>
      <text:p text:style-name="P1">egg_group[1]=”Field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3:</text:p>
      <text:p text:style-name="P1">dexno=703;</text:p>
      <text:p text:style-name="P1">name=”CARBINK”;</text:p>
      <text:p text:style-name="P1">form=””;</text:p>
      <text:p text:style-name="P1">type1=”Rock”;</text:p>
      <text:p text:style-name="P1">type2=”Fairy”;</text:p>
      <text:p text:style-name="P1">base_stats=500;</text:p>
      <text:p text:style-name="P1">base_hp=50;</text:p>
      <text:p text:style-name="P1">base_atk=50;</text:p>
      <text:p text:style-name="P1">base_def=150;</text:p>
      <text:p text:style-name="P1">base_spatk=50;</text:p>
      <text:p text:style-name="P1">base_spdef=150;</text:p>
      <text:p text:style-name="P1">base_spd=50;</text:p>
      <text:p text:style-name="P1">base_exp=100;</text:p>
      <text:p text:style-name="P1">exp_type=””;</text:p>
      <text:p text:style-name="P1">egg_group[0]=”Mineral”;</text:p>
      <text:p text:style-name="P1">egg_group[1]=”Fairy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4:</text:p>
      <text:p text:style-name="P1">dexno=704;</text:p>
      <text:p text:style-name="P1">name=”GOOMY”;</text:p>
      <text:p text:style-name="P1">form=””;</text:p>
      <text:p text:style-name="P1">type1=”Dragon”;</text:p>
      <text:p text:style-name="P1">type2=””;</text:p>
      <text:p text:style-name="P1">base_stats=300;</text:p>
      <text:p text:style-name="P1">base_hp=45;</text:p>
      <text:p text:style-name="P1">base_atk=50;</text:p>
      <text:p text:style-name="P1">base_def=35;</text:p>
      <text:p text:style-name="P1">base_spatk=55;</text:p>
      <text:p text:style-name="P1">base_spdef=75;</text:p>
      <text:p text:style-name="P1">base_spd=40;</text:p>
      <text:p text:style-name="P1">base_exp=60;</text:p>
      <text:p text:style-name="P1">exp_type=””;</text:p>
      <text:p text:style-name="P1">egg_group[0]=”Dragon”;</text:p>
      <text:p text:style-name="P1">egg_group[1]=””;</text:p>
      <text:p text:style-name="P1">phase=”1”;</text:p>
      <text:p text:style-name="P1">evo_lvl=40;</text:p>
      <text:p text:style-name="P1">evo_choice[0]=”SLIGGOO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5:</text:p>
      <text:p text:style-name="P1">dexno=705;</text:p>
      <text:p text:style-name="P1">name=”SLIGGOO”;</text:p>
      <text:p text:style-name="P1">form=””;</text:p>
      <text:p text:style-name="P1">type1=”Dragon”;</text:p>
      <text:p text:style-name="P1">type2=””;</text:p>
      <text:p text:style-name="P1">base_stats=452;</text:p>
      <text:p text:style-name="P1">base_hp=68;</text:p>
      <text:p text:style-name="P1">base_atk=75;</text:p>
      <text:p text:style-name="P1">base_def=53;</text:p>
      <text:p text:style-name="P1">base_spatk=83;</text:p>
      <text:p text:style-name="P1">base_spdef=113;</text:p>
      <text:p text:style-name="P1">base_spd=60;</text:p>
      <text:p text:style-name="P1">base_exp=158;</text:p>
      <text:p text:style-name="P1">exp_type=””;</text:p>
      <text:p text:style-name="P1">egg_group[0]=”Dragon”;</text:p>
      <text:p text:style-name="P1">egg_group[1]=””;</text:p>
      <text:p text:style-name="P1">phase=”2”;</text:p>
      <text:p text:style-name="P1">evo_lvl=50 in Rain or Fog;</text:p>
      <text:p text:style-name="P1">evo_choice[0]=”GOODRA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6:</text:p>
      <text:p text:style-name="P1">dexno=706;</text:p>
      <text:p text:style-name="P1">name=”GOODRA”;</text:p>
      <text:p text:style-name="P1">form=””;</text:p>
      <text:p text:style-name="P1">type1=”Dragon”;</text:p>
      <text:p text:style-name="P1">type2=””;</text:p>
      <text:p text:style-name="P1">base_stats=600;</text:p>
      <text:p text:style-name="P1">base_hp=90;</text:p>
      <text:p text:style-name="P1">base_atk=100;</text:p>
      <text:p text:style-name="P1">base_def=70;</text:p>
      <text:p text:style-name="P1">base_spatk=110;</text:p>
      <text:p text:style-name="P1">base_spdef=150;</text:p>
      <text:p text:style-name="P1">base_spd=80;</text:p>
      <text:p text:style-name="P1">base_exp=270;</text:p>
      <text:p text:style-name="P1">exp_type=””;</text:p>
      <text:p text:style-name="P1">egg_group[0]=”Dragon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7:</text:p>
      <text:p text:style-name="P1">dexno=707;</text:p>
      <text:p text:style-name="P1">name=”KLEFKI”;</text:p>
      <text:p text:style-name="P1">form=””;</text:p>
      <text:p text:style-name="P1">type1=”Steel”;</text:p>
      <text:p text:style-name="P1">type2=”Fairy”;</text:p>
      <text:p text:style-name="P1">base_stats=470;</text:p>
      <text:p text:style-name="P1">base_hp=57;</text:p>
      <text:p text:style-name="P1">base_atk=80;</text:p>
      <text:p text:style-name="P1">base_def=91;</text:p>
      <text:p text:style-name="P1">base_spatk=80;</text:p>
      <text:p text:style-name="P1">base_spdef=87;</text:p>
      <text:p text:style-name="P1">base_spd=75;</text:p>
      <text:p text:style-name="P1">base_exp=16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8:</text:p>
      <text:p text:style-name="P1">dexno=708;</text:p>
      <text:p text:style-name="P1">name=”PHANTUMP”;</text:p>
      <text:p text:style-name="P1">form=””;</text:p>
      <text:p text:style-name="P1">type1=”Ghost”;</text:p>
      <text:p text:style-name="P1">type2=”Grass”;</text:p>
      <text:p text:style-name="P1">base_stats=309;</text:p>
      <text:p text:style-name="P1">base_hp=43;</text:p>
      <text:p text:style-name="P1">base_atk=70;</text:p>
      <text:p text:style-name="P1">base_def=48;</text:p>
      <text:p text:style-name="P1">base_spatk=50;</text:p>
      <text:p text:style-name="P1">base_spdef=60;</text:p>
      <text:p text:style-name="P1">base_spd=38;</text:p>
      <text:p text:style-name="P1">base_exp=62;</text:p>
      <text:p text:style-name="P1">exp_type=””;</text:p>
      <text:p text:style-name="P1">egg_group[0]=”Amorphous”;</text:p>
      <text:p text:style-name="P1">egg_group[1]=”Grass”;</text:p>
      <text:p text:style-name="P1">phase=”1”;</text:p>
      <text:p text:style-name="P1">evo_lvl=Trade;</text:p>
      <text:p text:style-name="P1">evo_choice[0]=”TREVENAN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89:</text:p>
      <text:p text:style-name="P1">dexno=709;</text:p>
      <text:p text:style-name="P1">name=”TREVENANT”;</text:p>
      <text:p text:style-name="P1">form=””;</text:p>
      <text:p text:style-name="P1">type1=”Ghost”;</text:p>
      <text:p text:style-name="P1">type2=”Grass”;</text:p>
      <text:p text:style-name="P1">base_stats=474;</text:p>
      <text:p text:style-name="P1">base_hp=85;</text:p>
      <text:p text:style-name="P1">base_atk=110;</text:p>
      <text:p text:style-name="P1">base_def=76;</text:p>
      <text:p text:style-name="P1">base_spatk=65;</text:p>
      <text:p text:style-name="P1">base_spdef=82;</text:p>
      <text:p text:style-name="P1">base_spd=56;</text:p>
      <text:p text:style-name="P1">base_exp=166;</text:p>
      <text:p text:style-name="P1">exp_type=””;</text:p>
      <text:p text:style-name="P1">egg_group[0]=”Amorphous”;</text:p>
      <text:p text:style-name="P1">egg_group[1]=”Grass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0:</text:p>
      <text:p text:style-name="P1">dexno=710;</text:p>
      <text:p text:style-name="P1">name=”PUMPKABOO”;</text:p>
      <text:p text:style-name="P1">form=”SMALL SIZE”;</text:p>
      <text:p text:style-name="P1">type1=”Ghost”;</text:p>
      <text:p text:style-name="P1">type2=”Grass”;</text:p>
      <text:p text:style-name="P1">base_stats=335;</text:p>
      <text:p text:style-name="P1">base_hp=44;</text:p>
      <text:p text:style-name="P1">base_atk=66;</text:p>
      <text:p text:style-name="P1">base_def=70;</text:p>
      <text:p text:style-name="P1">base_spatk=44;</text:p>
      <text:p text:style-name="P1">base_spdef=55;</text:p>
      <text:p text:style-name="P1">base_spd=56;</text:p>
      <text:p text:style-name="P1">base_exp=67;</text:p>
      <text:p text:style-name="P1">exp_type=””;</text:p>
      <text:p text:style-name="P1">egg_group[0]=”Amorphous”;</text:p>
      <text:p text:style-name="P1">egg_group[1]=””;</text:p>
      <text:p text:style-name="P1">phase=”1”;</text:p>
      <text:p text:style-name="P1">evo_lvl=Trade;</text:p>
      <text:p text:style-name="P1">evo_choice[0]=”GOURGEIS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1:</text:p>
      <text:p text:style-name="P1">dexno=710;</text:p>
      <text:p text:style-name="P1">name=”PUMPKABOO”;</text:p>
      <text:p text:style-name="P1">form=”AVERAGE SIZE”;</text:p>
      <text:p text:style-name="P1">type1=”Ghost”;</text:p>
      <text:p text:style-name="P1">type2=”Grass”;</text:p>
      <text:p text:style-name="P1">base_stats=335;</text:p>
      <text:p text:style-name="P1">base_hp=49;</text:p>
      <text:p text:style-name="P1">base_atk=66;</text:p>
      <text:p text:style-name="P1">base_def=70;</text:p>
      <text:p text:style-name="P1">base_spatk=44;</text:p>
      <text:p text:style-name="P1">base_spdef=55;</text:p>
      <text:p text:style-name="P1">base_spd=51;</text:p>
      <text:p text:style-name="P1">base_exp=67;</text:p>
      <text:p text:style-name="P1">exp_type=””;</text:p>
      <text:p text:style-name="P1">egg_group[0]=”Amorphous”;</text:p>
      <text:p text:style-name="P1">egg_group[1]=””;</text:p>
      <text:p text:style-name="P1">phase=”1”;</text:p>
      <text:p text:style-name="P1">evo_lvl=Trade;</text:p>
      <text:p text:style-name="P1">evo_choice[0]=”GOURGEIS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2:</text:p>
      <text:p text:style-name="P1">dexno=710;</text:p>
      <text:p text:style-name="P1">name=”PUMPKABOO”;</text:p>
      <text:p text:style-name="P1">form=”LARGE SIZE”;</text:p>
      <text:p text:style-name="P1">type1=”Ghost”;</text:p>
      <text:p text:style-name="P1">type2=”Grass”;</text:p>
      <text:p text:style-name="P1">base_stats=335;</text:p>
      <text:p text:style-name="P1">base_hp=54;</text:p>
      <text:p text:style-name="P1">base_atk=66;</text:p>
      <text:p text:style-name="P1">base_def=70;</text:p>
      <text:p text:style-name="P1">base_spatk=44;</text:p>
      <text:p text:style-name="P1">base_spdef=55;</text:p>
      <text:p text:style-name="P1">base_spd=46;</text:p>
      <text:p text:style-name="P1">base_exp=67;</text:p>
      <text:p text:style-name="P1">exp_type=””;</text:p>
      <text:p text:style-name="P1">egg_group[0]=”Amorphous”;</text:p>
      <text:p text:style-name="P1">egg_group[1]=””;</text:p>
      <text:p text:style-name="P1">phase=”1”;</text:p>
      <text:p text:style-name="P1">evo_lvl=Trade;</text:p>
      <text:p text:style-name="P1">evo_choice[0]=”GOURGEIS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3:</text:p>
      <text:p text:style-name="P1">dexno=710;</text:p>
      <text:p text:style-name="P1">name=”PUMPKABOO”;</text:p>
      <text:p text:style-name="P1">form=”SUPER SIZE”;</text:p>
      <text:p text:style-name="P1">type1=”Ghost”;</text:p>
      <text:p text:style-name="P1">type2=”Grass”;</text:p>
      <text:p text:style-name="P1">base_stats=335;</text:p>
      <text:p text:style-name="P1">base_hp=59;</text:p>
      <text:p text:style-name="P1">base_atk=66;</text:p>
      <text:p text:style-name="P1">base_def=70;</text:p>
      <text:p text:style-name="P1">base_spatk=44;</text:p>
      <text:p text:style-name="P1">base_spdef=55;</text:p>
      <text:p text:style-name="P1">base_spd=41;</text:p>
      <text:p text:style-name="P1">base_exp=67;</text:p>
      <text:p text:style-name="P1">exp_type=””;</text:p>
      <text:p text:style-name="P1">egg_group[0]=”Amorphous”;</text:p>
      <text:p text:style-name="P1">egg_group[1]=””;</text:p>
      <text:p text:style-name="P1">phase=”1”;</text:p>
      <text:p text:style-name="P1">evo_lvl=Trade;</text:p>
      <text:p text:style-name="P1">evo_choice[0]=”GOURGEIS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4:</text:p>
      <text:p text:style-name="P1">dexno=711;</text:p>
      <text:p text:style-name="P1">name=”GOURGEIST”;</text:p>
      <text:p text:style-name="P1">form=”SMALL SIZE”;</text:p>
      <text:p text:style-name="P1">type1=”Ghost”;</text:p>
      <text:p text:style-name="P1">type2=”Grass”;</text:p>
      <text:p text:style-name="P1">base_stats=494;</text:p>
      <text:p text:style-name="P1">base_hp=55;</text:p>
      <text:p text:style-name="P1">base_atk=85;</text:p>
      <text:p text:style-name="P1">base_def=122;</text:p>
      <text:p text:style-name="P1">base_spatk=58;</text:p>
      <text:p text:style-name="P1">base_spdef=75;</text:p>
      <text:p text:style-name="P1">base_spd=99;</text:p>
      <text:p text:style-name="P1">base_exp=173;</text:p>
      <text:p text:style-name="P1">exp_type=””;</text:p>
      <text:p text:style-name="P1">egg_group[0]=”Amorphou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5:</text:p>
      <text:p text:style-name="P1">dexno=711;</text:p>
      <text:p text:style-name="P1">name=”GOURGEIST”;</text:p>
      <text:p text:style-name="P1">form=”AVERAGE SIZE”;</text:p>
      <text:p text:style-name="P1">type1=”Ghost”;</text:p>
      <text:p text:style-name="P1">type2=”Grass”;</text:p>
      <text:p text:style-name="P1">base_stats=494;</text:p>
      <text:p text:style-name="P1">base_hp=65;</text:p>
      <text:p text:style-name="P1">base_atk=90;</text:p>
      <text:p text:style-name="P1">base_def=122;</text:p>
      <text:p text:style-name="P1">base_spatk=58;</text:p>
      <text:p text:style-name="P1">base_spdef=75;</text:p>
      <text:p text:style-name="P1">base_spd=84;</text:p>
      <text:p text:style-name="P1">base_exp=173;</text:p>
      <text:p text:style-name="P1">exp_type=””;</text:p>
      <text:p text:style-name="P1">egg_group[0]=”Amorphou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6:</text:p>
      <text:p text:style-name="P1">dexno=711;</text:p>
      <text:p text:style-name="P1">name=”GOURGEIST”;</text:p>
      <text:p text:style-name="P1">form=”LARGE SIZE”;</text:p>
      <text:p text:style-name="P1">type1=”Ghost”;</text:p>
      <text:p text:style-name="P1">type2=”Grass”;</text:p>
      <text:p text:style-name="P1">base_stats=494;</text:p>
      <text:p text:style-name="P1">base_hp=75;</text:p>
      <text:p text:style-name="P1">base_atk=95;</text:p>
      <text:p text:style-name="P1">base_def=122;</text:p>
      <text:p text:style-name="P1">base_spatk=58;</text:p>
      <text:p text:style-name="P1">base_spdef=75;</text:p>
      <text:p text:style-name="P1">base_spd=69;</text:p>
      <text:p text:style-name="P1">base_exp=173;</text:p>
      <text:p text:style-name="P1">exp_type=””;</text:p>
      <text:p text:style-name="P1">egg_group[0]=”Amorphou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7:</text:p>
      <text:p text:style-name="P1">dexno=711;</text:p>
      <text:p text:style-name="P1">name=”GOURGEIST”;</text:p>
      <text:p text:style-name="P1">form=”SUPER SIZE”;</text:p>
      <text:p text:style-name="P1">type1=”Ghost”;</text:p>
      <text:p text:style-name="P1">type2=”Grass”;</text:p>
      <text:p text:style-name="P1">base_stats=494;</text:p>
      <text:p text:style-name="P1">base_hp=85;</text:p>
      <text:p text:style-name="P1">base_atk=100;</text:p>
      <text:p text:style-name="P1">base_def=122;</text:p>
      <text:p text:style-name="P1">base_spatk=58;</text:p>
      <text:p text:style-name="P1">base_spdef=75;</text:p>
      <text:p text:style-name="P1">base_spd=54;</text:p>
      <text:p text:style-name="P1">base_exp=173;</text:p>
      <text:p text:style-name="P1">exp_type=””;</text:p>
      <text:p text:style-name="P1">egg_group[0]=”Amorphou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8:</text:p>
      <text:p text:style-name="P1">dexno=712;</text:p>
      <text:p text:style-name="P1">name=”BERGMITE”;</text:p>
      <text:p text:style-name="P1">form=””;</text:p>
      <text:p text:style-name="P1">type1=”Ice”;</text:p>
      <text:p text:style-name="P1">type2=””;</text:p>
      <text:p text:style-name="P1">base_stats=304;</text:p>
      <text:p text:style-name="P1">base_hp=55;</text:p>
      <text:p text:style-name="P1">base_atk=69;</text:p>
      <text:p text:style-name="P1">base_def=85;</text:p>
      <text:p text:style-name="P1">base_spatk=32;</text:p>
      <text:p text:style-name="P1">base_spdef=35;</text:p>
      <text:p text:style-name="P1">base_spd=28;</text:p>
      <text:p text:style-name="P1">base_exp=61;</text:p>
      <text:p text:style-name="P1">exp_type=””;</text:p>
      <text:p text:style-name="P1">egg_group[0]=”Monster”;</text:p>
      <text:p text:style-name="P1">egg_group[1]=””;</text:p>
      <text:p text:style-name="P1">phase=”1”;</text:p>
      <text:p text:style-name="P1">evo_lvl=37;</text:p>
      <text:p text:style-name="P1">evo_choice[0]=”AVALUGG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999:</text:p>
      <text:p text:style-name="P1">dexno=713;</text:p>
      <text:p text:style-name="P1">name=”AVALUGG”;</text:p>
      <text:p text:style-name="P1">form=””;</text:p>
      <text:p text:style-name="P1">type1=”Ice”;</text:p>
      <text:p text:style-name="P1">type2=””;</text:p>
      <text:p text:style-name="P1">base_stats=514;</text:p>
      <text:p text:style-name="P1">base_hp=95;</text:p>
      <text:p text:style-name="P1">base_atk=117;</text:p>
      <text:p text:style-name="P1">base_def=184;</text:p>
      <text:p text:style-name="P1">base_spatk=44;</text:p>
      <text:p text:style-name="P1">base_spdef=46;</text:p>
      <text:p text:style-name="P1">base_spd=28;</text:p>
      <text:p text:style-name="P1">base_exp=180;</text:p>
      <text:p text:style-name="P1">exp_type=””;</text:p>
      <text:p text:style-name="P1">egg_group[0]=”Monster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0:</text:p>
      <text:p text:style-name="P1">dexno=714;</text:p>
      <text:p text:style-name="P1">name=”NOIBAT”;</text:p>
      <text:p text:style-name="P1">form=””;</text:p>
      <text:p text:style-name="P1">type1=”Flying”;</text:p>
      <text:p text:style-name="P1">type2=”Dragon”;</text:p>
      <text:p text:style-name="P1">base_stats=245;</text:p>
      <text:p text:style-name="P1">base_hp=40;</text:p>
      <text:p text:style-name="P1">base_atk=30;</text:p>
      <text:p text:style-name="P1">base_def=35;</text:p>
      <text:p text:style-name="P1">base_spatk=45;</text:p>
      <text:p text:style-name="P1">base_spdef=40;</text:p>
      <text:p text:style-name="P1">base_spd=55;</text:p>
      <text:p text:style-name="P1">base_exp=49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48;</text:p>
      <text:p text:style-name="P1">evo_choice[0]=”NOIVERN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1:</text:p>
      <text:p text:style-name="P1">dexno=715;</text:p>
      <text:p text:style-name="P1">name=”NOIVERN”;</text:p>
      <text:p text:style-name="P1">form=””;</text:p>
      <text:p text:style-name="P1">type1=”Flying”;</text:p>
      <text:p text:style-name="P1">type2=”Dragon”;</text:p>
      <text:p text:style-name="P1">base_stats=535;</text:p>
      <text:p text:style-name="P1">base_hp=85;</text:p>
      <text:p text:style-name="P1">base_atk=70;</text:p>
      <text:p text:style-name="P1">base_def=80;</text:p>
      <text:p text:style-name="P1">base_spatk=97;</text:p>
      <text:p text:style-name="P1">base_spdef=80;</text:p>
      <text:p text:style-name="P1">base_spd=123;</text:p>
      <text:p text:style-name="P1">base_exp=187;</text:p>
      <text:p text:style-name="P1">exp_type=””;</text:p>
      <text:p text:style-name="P1">egg_group[0]=”Flying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2:</text:p>
      <text:p text:style-name="P1">dexno=716;</text:p>
      <text:p text:style-name="P1">name=”XERNEAS”;</text:p>
      <text:p text:style-name="P1">form=””;</text:p>
      <text:p text:style-name="P1">type1=”Fairy”;</text:p>
      <text:p text:style-name="P1">type2=””;</text:p>
      <text:p text:style-name="P1">base_stats=680;</text:p>
      <text:p text:style-name="P1">base_hp=126;</text:p>
      <text:p text:style-name="P1">base_atk=131;</text:p>
      <text:p text:style-name="P1">base_def=95;</text:p>
      <text:p text:style-name="P1">base_spatk=131;</text:p>
      <text:p text:style-name="P1">base_spdef=98;</text:p>
      <text:p text:style-name="P1">base_spd=99;</text:p>
      <text:p text:style-name="P1">base_exp=306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3:</text:p>
      <text:p text:style-name="P1">dexno=717;</text:p>
      <text:p text:style-name="P1">name=”YVELTAL”;</text:p>
      <text:p text:style-name="P1">form=””;</text:p>
      <text:p text:style-name="P1">type1=”Dark”;</text:p>
      <text:p text:style-name="P1">type2=”Flying”;</text:p>
      <text:p text:style-name="P1">base_stats=680;</text:p>
      <text:p text:style-name="P1">base_hp=126;</text:p>
      <text:p text:style-name="P1">base_atk=131;</text:p>
      <text:p text:style-name="P1">base_def=95;</text:p>
      <text:p text:style-name="P1">base_spatk=131;</text:p>
      <text:p text:style-name="P1">base_spdef=98;</text:p>
      <text:p text:style-name="P1">base_spd=99;</text:p>
      <text:p text:style-name="P1">base_exp=306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4:</text:p>
      <text:p text:style-name="P1">dexno=718;</text:p>
      <text:p text:style-name="P1">name=”ZYGARDE”;</text:p>
      <text:p text:style-name="P1">form=”50% FORME”;</text:p>
      <text:p text:style-name="P1">type1=”Dragon”;</text:p>
      <text:p text:style-name="P1">type2=”Ground”;</text:p>
      <text:p text:style-name="P1">base_stats=600;</text:p>
      <text:p text:style-name="P1">base_hp=108;</text:p>
      <text:p text:style-name="P1">base_atk=100;</text:p>
      <text:p text:style-name="P1">base_def=121;</text:p>
      <text:p text:style-name="P1">base_spatk=81;</text:p>
      <text:p text:style-name="P1">base_spdef=95;</text:p>
      <text:p text:style-name="P1">base_spd=95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5:</text:p>
      <text:p text:style-name="P1">dexno=718;</text:p>
      <text:p text:style-name="P1">name=”ZYGARDE”;</text:p>
      <text:p text:style-name="P1">form=”10% FORME”;</text:p>
      <text:p text:style-name="P1">type1=”Dragon”;</text:p>
      <text:p text:style-name="P1">type2=”Ground”;</text:p>
      <text:p text:style-name="P1">base_stats=486;</text:p>
      <text:p text:style-name="P1">base_hp=54;</text:p>
      <text:p text:style-name="P1">base_atk=100;</text:p>
      <text:p text:style-name="P1">base_def=71;</text:p>
      <text:p text:style-name="P1">base_spatk=61;</text:p>
      <text:p text:style-name="P1">base_spdef=85;</text:p>
      <text:p text:style-name="P1">base_spd=115;</text:p>
      <text:p text:style-name="P1">base_exp=219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6:</text:p>
      <text:p text:style-name="P1">dexno=719;</text:p>
      <text:p text:style-name="P1">name=”DIANCIE”;</text:p>
      <text:p text:style-name="P1">form=””;</text:p>
      <text:p text:style-name="P1">type1=”Rock”;</text:p>
      <text:p text:style-name="P1">type2=”Fairy”;</text:p>
      <text:p text:style-name="P1">base_stats=600;</text:p>
      <text:p text:style-name="P1">base_hp=50;</text:p>
      <text:p text:style-name="P1">base_atk=100;</text:p>
      <text:p text:style-name="P1">base_def=150;</text:p>
      <text:p text:style-name="P1">base_spatk=100;</text:p>
      <text:p text:style-name="P1">base_spdef=150;</text:p>
      <text:p text:style-name="P1">base_spd=50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7:</text:p>
      <text:p text:style-name="P1">dexno=719;</text:p>
      <text:p text:style-name="P1">name=”DIANCIE”;</text:p>
      <text:p text:style-name="P1">form=”MEGA”;</text:p>
      <text:p text:style-name="P1">type1=”Rock”;</text:p>
      <text:p text:style-name="P1">type2=”Fairy”;</text:p>
      <text:p text:style-name="P1">base_stats=700;</text:p>
      <text:p text:style-name="P1">base_hp=50;</text:p>
      <text:p text:style-name="P1">base_atk=160;</text:p>
      <text:p text:style-name="P1">base_def=110;</text:p>
      <text:p text:style-name="P1">base_spatk=160;</text:p>
      <text:p text:style-name="P1">base_spdef=110;</text:p>
      <text:p text:style-name="P1">base_spd=110;</text:p>
      <text:p text:style-name="P1">base_exp=315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8:</text:p>
      <text:p text:style-name="P1">dexno=720;</text:p>
      <text:p text:style-name="P1">name=”HOOPA”;</text:p>
      <text:p text:style-name="P1">form=””;</text:p>
      <text:p text:style-name="P1">type1=”Psychic”;</text:p>
      <text:p text:style-name="P1">type2=”Ghost”;</text:p>
      <text:p text:style-name="P1">base_stats=600;</text:p>
      <text:p text:style-name="P1">base_hp=80;</text:p>
      <text:p text:style-name="P1">base_atk=110;</text:p>
      <text:p text:style-name="P1">base_def=60;</text:p>
      <text:p text:style-name="P1">base_spatk=150;</text:p>
      <text:p text:style-name="P1">base_spdef=130;</text:p>
      <text:p text:style-name="P1">base_spd=70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09:</text:p>
      <text:p text:style-name="P1">dexno=721;</text:p>
      <text:p text:style-name="P1">name=”VOLCANION”;</text:p>
      <text:p text:style-name="P1">form=””;</text:p>
      <text:p text:style-name="P1">type1=”Fire”;</text:p>
      <text:p text:style-name="P1">type2=”Water”;</text:p>
      <text:p text:style-name="P1">base_stats=600;</text:p>
      <text:p text:style-name="P1">base_hp=80;</text:p>
      <text:p text:style-name="P1">base_atk=110;</text:p>
      <text:p text:style-name="P1">base_def=120;</text:p>
      <text:p text:style-name="P1">base_spatk=130;</text:p>
      <text:p text:style-name="P1">base_spdef=90;</text:p>
      <text:p text:style-name="P1">base_spd=70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0:</text:p>
      <text:p text:style-name="P1">dexno=722;</text:p>
      <text:p text:style-name="P1">name=”ROWLETT”;</text:p>
      <text:p text:style-name="P1">form=””;</text:p>
      <text:p text:style-name="P1">type1=”Grass”;</text:p>
      <text:p text:style-name="P1">type2=”Flying”;</text:p>
      <text:p text:style-name="P1">base_stats=320;</text:p>
      <text:p text:style-name="P1">base_hp=68;</text:p>
      <text:p text:style-name="P1">base_atk=55;</text:p>
      <text:p text:style-name="P1">base_def=55;</text:p>
      <text:p text:style-name="P1">base_spatk=50;</text:p>
      <text:p text:style-name="P1">base_spdef=50;</text:p>
      <text:p text:style-name="P1">base_spd=42;</text:p>
      <text:p text:style-name="P1">base_exp=64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17;</text:p>
      <text:p text:style-name="P1">evo_choice[0]=”DARTRIX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1:</text:p>
      <text:p text:style-name="P1">dexno=723;</text:p>
      <text:p text:style-name="P1">name=”DARTRIX”;</text:p>
      <text:p text:style-name="P1">form=””;</text:p>
      <text:p text:style-name="P1">type1=”Grass”;</text:p>
      <text:p text:style-name="P1">type2=”Flying”;</text:p>
      <text:p text:style-name="P1">base_stats=420;</text:p>
      <text:p text:style-name="P1">base_hp=78;</text:p>
      <text:p text:style-name="P1">base_atk=75;</text:p>
      <text:p text:style-name="P1">base_def=75;</text:p>
      <text:p text:style-name="P1">base_spatk=70;</text:p>
      <text:p text:style-name="P1">base_spdef=70;</text:p>
      <text:p text:style-name="P1">base_spd=52;</text:p>
      <text:p text:style-name="P1">base_exp=147;</text:p>
      <text:p text:style-name="P1">exp_type=””;</text:p>
      <text:p text:style-name="P1">egg_group[0]=”Flying”;</text:p>
      <text:p text:style-name="P1">egg_group[1]=””;</text:p>
      <text:p text:style-name="P1">phase=”2”;</text:p>
      <text:p text:style-name="P1">evo_lvl=34;</text:p>
      <text:p text:style-name="P1">evo_choice[0]=”DECIDUEY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2:</text:p>
      <text:p text:style-name="P1">dexno=724;</text:p>
      <text:p text:style-name="P1">name=”DECIDUEYE”;</text:p>
      <text:p text:style-name="P1">form=””;</text:p>
      <text:p text:style-name="P1">type1=”Grass”;</text:p>
      <text:p text:style-name="P1">type2=”Ghost”;</text:p>
      <text:p text:style-name="P1">base_stats=530;</text:p>
      <text:p text:style-name="P1">base_hp=78;</text:p>
      <text:p text:style-name="P1">base_atk=107;</text:p>
      <text:p text:style-name="P1">base_def=75;</text:p>
      <text:p text:style-name="P1">base_spatk=100;</text:p>
      <text:p text:style-name="P1">base_spdef=100;</text:p>
      <text:p text:style-name="P1">base_spd=70;</text:p>
      <text:p text:style-name="P1">base_exp=239;</text:p>
      <text:p text:style-name="P1">exp_type=””;</text:p>
      <text:p text:style-name="P1">egg_group[0]=”Flying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3:</text:p>
      <text:p text:style-name="P1">dexno=725;</text:p>
      <text:p text:style-name="P1">name=”LITTEN”;</text:p>
      <text:p text:style-name="P1">form=””;</text:p>
      <text:p text:style-name="P1">type1=”Fire”;</text:p>
      <text:p text:style-name="P1">type2=””;</text:p>
      <text:p text:style-name="P1">base_stats=320;</text:p>
      <text:p text:style-name="P1">base_hp=45;</text:p>
      <text:p text:style-name="P1">base_atk=65;</text:p>
      <text:p text:style-name="P1">base_def=40;</text:p>
      <text:p text:style-name="P1">base_spatk=60;</text:p>
      <text:p text:style-name="P1">base_spdef=40;</text:p>
      <text:p text:style-name="P1">base_spd=70;</text:p>
      <text:p text:style-name="P1">base_exp=64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17;</text:p>
      <text:p text:style-name="P1">evo_choice[0]=”TORRACA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4:</text:p>
      <text:p text:style-name="P1">dexno=726;</text:p>
      <text:p text:style-name="P1">name=”TORRACAT”;</text:p>
      <text:p text:style-name="P1">form=””;</text:p>
      <text:p text:style-name="P1">type1=”Fire”;</text:p>
      <text:p text:style-name="P1">type2=””;</text:p>
      <text:p text:style-name="P1">base_stats=420;</text:p>
      <text:p text:style-name="P1">base_hp=65;</text:p>
      <text:p text:style-name="P1">base_atk=85;</text:p>
      <text:p text:style-name="P1">base_def=50;</text:p>
      <text:p text:style-name="P1">base_spatk=80;</text:p>
      <text:p text:style-name="P1">base_spdef=50;</text:p>
      <text:p text:style-name="P1">base_spd=90;</text:p>
      <text:p text:style-name="P1">base_exp=147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34;</text:p>
      <text:p text:style-name="P1">evo_choice[0]=”INCINEROAR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5:</text:p>
      <text:p text:style-name="P1">dexno=727;</text:p>
      <text:p text:style-name="P1">name=”INCINEROAR”;</text:p>
      <text:p text:style-name="P1">form=””;</text:p>
      <text:p text:style-name="P1">type1=”Fire”;</text:p>
      <text:p text:style-name="P1">type2=”Dark”;</text:p>
      <text:p text:style-name="P1">base_stats=530;</text:p>
      <text:p text:style-name="P1">base_hp=95;</text:p>
      <text:p text:style-name="P1">base_atk=115;</text:p>
      <text:p text:style-name="P1">base_def=90;</text:p>
      <text:p text:style-name="P1">base_spatk=80;</text:p>
      <text:p text:style-name="P1">base_spdef=90;</text:p>
      <text:p text:style-name="P1">base_spd=60;</text:p>
      <text:p text:style-name="P1">base_exp=239;</text:p>
      <text:p text:style-name="P1">exp_type=””;</text:p>
      <text:p text:style-name="P1">egg_group[0]=”Field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6:</text:p>
      <text:p text:style-name="P1">dexno=728;</text:p>
      <text:p text:style-name="P1">name=”POPPLIO”;</text:p>
      <text:p text:style-name="P1">form=””;</text:p>
      <text:p text:style-name="P1">type1=”Water”;</text:p>
      <text:p text:style-name="P1">type2=””;</text:p>
      <text:p text:style-name="P1">base_stats=320;</text:p>
      <text:p text:style-name="P1">base_hp=50;</text:p>
      <text:p text:style-name="P1">base_atk=54;</text:p>
      <text:p text:style-name="P1">base_def=54;</text:p>
      <text:p text:style-name="P1">base_spatk=66;</text:p>
      <text:p text:style-name="P1">base_spdef=56;</text:p>
      <text:p text:style-name="P1">base_spd=40;</text:p>
      <text:p text:style-name="P1">base_exp=64;</text:p>
      <text:p text:style-name="P1">exp_type=””;</text:p>
      <text:p text:style-name="P1">egg_group[0]=”Field”;</text:p>
      <text:p text:style-name="P1">egg_group[1]=”Water 1”;</text:p>
      <text:p text:style-name="P1">phase=”1”;</text:p>
      <text:p text:style-name="P1">evo_lvl=17;</text:p>
      <text:p text:style-name="P1">evo_choice[0]=”BRIONN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7:</text:p>
      <text:p text:style-name="P1">dexno=729;</text:p>
      <text:p text:style-name="P1">name=”BRIONNE”;</text:p>
      <text:p text:style-name="P1">form=””;</text:p>
      <text:p text:style-name="P1">type1=”Water”;</text:p>
      <text:p text:style-name="P1">type2=””;</text:p>
      <text:p text:style-name="P1">base_stats=420;</text:p>
      <text:p text:style-name="P1">base_hp=60;</text:p>
      <text:p text:style-name="P1">base_atk=69;</text:p>
      <text:p text:style-name="P1">base_def=69;</text:p>
      <text:p text:style-name="P1">base_spatk=91;</text:p>
      <text:p text:style-name="P1">base_spdef=81;</text:p>
      <text:p text:style-name="P1">base_spd=50;</text:p>
      <text:p text:style-name="P1">base_exp=147;</text:p>
      <text:p text:style-name="P1">exp_type=””;</text:p>
      <text:p text:style-name="P1">egg_group[0]=”Field”;</text:p>
      <text:p text:style-name="P1">egg_group[1]=”Water 1”;</text:p>
      <text:p text:style-name="P1">phase=”2”;</text:p>
      <text:p text:style-name="P1">evo_lvl=34;</text:p>
      <text:p text:style-name="P1">evo_choice[0]=”PRIMARINA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8:</text:p>
      <text:p text:style-name="P1">dexno=730;</text:p>
      <text:p text:style-name="P1">name=”PRIMARINA”;</text:p>
      <text:p text:style-name="P1">form=””;</text:p>
      <text:p text:style-name="P1">type1=”Water”;</text:p>
      <text:p text:style-name="P1">type2=”Fairy”;</text:p>
      <text:p text:style-name="P1">base_stats=530;</text:p>
      <text:p text:style-name="P1">base_hp=80;</text:p>
      <text:p text:style-name="P1">base_atk=74;</text:p>
      <text:p text:style-name="P1">base_def=74;</text:p>
      <text:p text:style-name="P1">base_spatk=126;</text:p>
      <text:p text:style-name="P1">base_spdef=116;</text:p>
      <text:p text:style-name="P1">base_spd=60;</text:p>
      <text:p text:style-name="P1">base_exp=239;</text:p>
      <text:p text:style-name="P1">exp_type=””;</text:p>
      <text:p text:style-name="P1">egg_group[0]=”Field”;</text:p>
      <text:p text:style-name="P1">egg_group[1]=”Water 1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19:</text:p>
      <text:p text:style-name="P1">dexno=731;</text:p>
      <text:p text:style-name="P1">name=”PIKIPEK”;</text:p>
      <text:p text:style-name="P1">form=””;</text:p>
      <text:p text:style-name="P1">type1=”Normal”;</text:p>
      <text:p text:style-name="P1">type2=”Flying”;</text:p>
      <text:p text:style-name="P1">base_stats=265;</text:p>
      <text:p text:style-name="P1">base_hp=35;</text:p>
      <text:p text:style-name="P1">base_atk=75;</text:p>
      <text:p text:style-name="P1">base_def=30;</text:p>
      <text:p text:style-name="P1">base_spatk=30;</text:p>
      <text:p text:style-name="P1">base_spdef=30;</text:p>
      <text:p text:style-name="P1">base_spd=65;</text:p>
      <text:p text:style-name="P1">base_exp=53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14;</text:p>
      <text:p text:style-name="P1">evo_choice[0]=”TRUMBEAK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0:</text:p>
      <text:p text:style-name="P1">dexno=732;</text:p>
      <text:p text:style-name="P1">name=”TRUMBEAK”;</text:p>
      <text:p text:style-name="P1">form=””;</text:p>
      <text:p text:style-name="P1">type1=”Normal”;</text:p>
      <text:p text:style-name="P1">type2=”Flying”;</text:p>
      <text:p text:style-name="P1">base_stats=355;</text:p>
      <text:p text:style-name="P1">base_hp=55;</text:p>
      <text:p text:style-name="P1">base_atk=85;</text:p>
      <text:p text:style-name="P1">base_def=50;</text:p>
      <text:p text:style-name="P1">base_spatk=40;</text:p>
      <text:p text:style-name="P1">base_spdef=50;</text:p>
      <text:p text:style-name="P1">base_spd=75;</text:p>
      <text:p text:style-name="P1">base_exp=124;</text:p>
      <text:p text:style-name="P1">exp_type=””;</text:p>
      <text:p text:style-name="P1">egg_group[0]=”Flying”;</text:p>
      <text:p text:style-name="P1">egg_group[1]=””;</text:p>
      <text:p text:style-name="P1">phase=”2”;</text:p>
      <text:p text:style-name="P1">evo_lvl=28;</text:p>
      <text:p text:style-name="P1">evo_choice[0]=”TOUCANNON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1:</text:p>
      <text:p text:style-name="P1">dexno=733;</text:p>
      <text:p text:style-name="P1">name=”TOUCANNON”;</text:p>
      <text:p text:style-name="P1">form=””;</text:p>
      <text:p text:style-name="P1">type1=”Normal”;</text:p>
      <text:p text:style-name="P1">type2=”Flying”;</text:p>
      <text:p text:style-name="P1">base_stats=485;</text:p>
      <text:p text:style-name="P1">base_hp=80;</text:p>
      <text:p text:style-name="P1">base_atk=120;</text:p>
      <text:p text:style-name="P1">base_def=75;</text:p>
      <text:p text:style-name="P1">base_spatk=75;</text:p>
      <text:p text:style-name="P1">base_spdef=75;</text:p>
      <text:p text:style-name="P1">base_spd=60;</text:p>
      <text:p text:style-name="P1">base_exp=218;</text:p>
      <text:p text:style-name="P1">exp_type=””;</text:p>
      <text:p text:style-name="P1">egg_group[0]=”Flying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2:</text:p>
      <text:p text:style-name="P1">dexno=734;</text:p>
      <text:p text:style-name="P1">name=”YUNGOOS”;</text:p>
      <text:p text:style-name="P1">form=””;</text:p>
      <text:p text:style-name="P1">type1=”Normal”;</text:p>
      <text:p text:style-name="P1">type2=””;</text:p>
      <text:p text:style-name="P1">base_stats=253;</text:p>
      <text:p text:style-name="P1">base_hp=48;</text:p>
      <text:p text:style-name="P1">base_atk=70;</text:p>
      <text:p text:style-name="P1">base_def=30;</text:p>
      <text:p text:style-name="P1">base_spatk=30;</text:p>
      <text:p text:style-name="P1">base_spdef=30;</text:p>
      <text:p text:style-name="P1">base_spd=45;</text:p>
      <text:p text:style-name="P1">base_exp=51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20;</text:p>
      <text:p text:style-name="P1">evo_choice[0]=”GUMSHOOS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3:</text:p>
      <text:p text:style-name="P1">dexno=735;</text:p>
      <text:p text:style-name="P1">name=”GUMSHOOS”;</text:p>
      <text:p text:style-name="P1">form=””;</text:p>
      <text:p text:style-name="P1">type1=”Normal”;</text:p>
      <text:p text:style-name="P1">type2=””;</text:p>
      <text:p text:style-name="P1">base_stats=418;</text:p>
      <text:p text:style-name="P1">base_hp=88;</text:p>
      <text:p text:style-name="P1">base_atk=110;</text:p>
      <text:p text:style-name="P1">base_def=60;</text:p>
      <text:p text:style-name="P1">base_spatk=55;</text:p>
      <text:p text:style-name="P1">base_spdef=60;</text:p>
      <text:p text:style-name="P1">base_spd=45;</text:p>
      <text:p text:style-name="P1">base_exp=146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4:</text:p>
      <text:p text:style-name="P1">dexno=736;</text:p>
      <text:p text:style-name="P1">name=”GRUBBIN”;</text:p>
      <text:p text:style-name="P1">form=””;</text:p>
      <text:p text:style-name="P1">type1=”Bug”;</text:p>
      <text:p text:style-name="P1">type2=””;</text:p>
      <text:p text:style-name="P1">base_stats=300;</text:p>
      <text:p text:style-name="P1">base_hp=47;</text:p>
      <text:p text:style-name="P1">base_atk=62;</text:p>
      <text:p text:style-name="P1">base_def=45;</text:p>
      <text:p text:style-name="P1">base_spatk=55;</text:p>
      <text:p text:style-name="P1">base_spdef=45;</text:p>
      <text:p text:style-name="P1">base_spd=46;</text:p>
      <text:p text:style-name="P1">base_exp=60;</text:p>
      <text:p text:style-name="P1">exp_type=””;</text:p>
      <text:p text:style-name="P1">egg_group[0]=”Bug”;</text:p>
      <text:p text:style-name="P1">egg_group[1]=””;</text:p>
      <text:p text:style-name="P1">phase=”1”;</text:p>
      <text:p text:style-name="P1">evo_lvl=20;</text:p>
      <text:p text:style-name="P1">evo_choice[0]=”CHARJABUG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5:</text:p>
      <text:p text:style-name="P1">dexno=737;</text:p>
      <text:p text:style-name="P1">name=”CHARJABUG”;</text:p>
      <text:p text:style-name="P1">form=””;</text:p>
      <text:p text:style-name="P1">type1=”Bug”;</text:p>
      <text:p text:style-name="P1">type2=”Electric”;</text:p>
      <text:p text:style-name="P1">base_stats=400;</text:p>
      <text:p text:style-name="P1">base_hp=57;</text:p>
      <text:p text:style-name="P1">base_atk=82;</text:p>
      <text:p text:style-name="P1">base_def=95;</text:p>
      <text:p text:style-name="P1">base_spatk=55;</text:p>
      <text:p text:style-name="P1">base_spdef=75;</text:p>
      <text:p text:style-name="P1">base_spd=36;</text:p>
      <text:p text:style-name="P1">base_exp=140;</text:p>
      <text:p text:style-name="P1">exp_type=””;</text:p>
      <text:p text:style-name="P1">egg_group[0]=”Bug”;</text:p>
      <text:p text:style-name="P1">egg_group[1]=””;</text:p>
      <text:p text:style-name="P1">phase=”2”;</text:p>
      <text:p text:style-name="P1">evo_lvl=Level in special spot;</text:p>
      <text:p text:style-name="P1">evo_choice[0]=”VIKAVOLT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6:</text:p>
      <text:p text:style-name="P1">dexno=738;</text:p>
      <text:p text:style-name="P1">name=”VIKAVOLT”;</text:p>
      <text:p text:style-name="P1">form=””;</text:p>
      <text:p text:style-name="P1">type1=”Bug”;</text:p>
      <text:p text:style-name="P1">type2=”Electric”;</text:p>
      <text:p text:style-name="P1">base_stats=500;</text:p>
      <text:p text:style-name="P1">base_hp=77;</text:p>
      <text:p text:style-name="P1">base_atk=70;</text:p>
      <text:p text:style-name="P1">base_def=90;</text:p>
      <text:p text:style-name="P1">base_spatk=145;</text:p>
      <text:p text:style-name="P1">base_spdef=75;</text:p>
      <text:p text:style-name="P1">base_spd=43;</text:p>
      <text:p text:style-name="P1">base_exp=225;</text:p>
      <text:p text:style-name="P1">exp_type=””;</text:p>
      <text:p text:style-name="P1">egg_group[0]=”Bug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7:</text:p>
      <text:p text:style-name="P1">dexno=739;</text:p>
      <text:p text:style-name="P1">name=”CRABRAWLER”;</text:p>
      <text:p text:style-name="P1">form=””;</text:p>
      <text:p text:style-name="P1">type1=”Fighting”;</text:p>
      <text:p text:style-name="P1">type2=””;</text:p>
      <text:p text:style-name="P1">base_stats=338;</text:p>
      <text:p text:style-name="P1">base_hp=47;</text:p>
      <text:p text:style-name="P1">base_atk=82;</text:p>
      <text:p text:style-name="P1">base_def=57;</text:p>
      <text:p text:style-name="P1">base_spatk=42;</text:p>
      <text:p text:style-name="P1">base_spdef=47;</text:p>
      <text:p text:style-name="P1">base_spd=63;</text:p>
      <text:p text:style-name="P1">base_exp=68;</text:p>
      <text:p text:style-name="P1">exp_type=””;</text:p>
      <text:p text:style-name="P1">egg_group[0]=”Water 3”;</text:p>
      <text:p text:style-name="P1">egg_group[1]=””;</text:p>
      <text:p text:style-name="P1">phase=”1”;</text:p>
      <text:p text:style-name="P1">evo_lvl=Level in special spot;</text:p>
      <text:p text:style-name="P1">evo_choice[0]=”CRABOMINABL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8:</text:p>
      <text:p text:style-name="P1">dexno=740;</text:p>
      <text:p text:style-name="P1">name=”CRABOMINABLE”;</text:p>
      <text:p text:style-name="P1">form=””;</text:p>
      <text:p text:style-name="P1">type1=”Fighting”;</text:p>
      <text:p text:style-name="P1">type2=”Ice”;</text:p>
      <text:p text:style-name="P1">base_stats=478;</text:p>
      <text:p text:style-name="P1">base_hp=97;</text:p>
      <text:p text:style-name="P1">base_atk=132;</text:p>
      <text:p text:style-name="P1">base_def=77;</text:p>
      <text:p text:style-name="P1">base_spatk=62;</text:p>
      <text:p text:style-name="P1">base_spdef=67;</text:p>
      <text:p text:style-name="P1">base_spd=43;</text:p>
      <text:p text:style-name="P1">base_exp=167;</text:p>
      <text:p text:style-name="P1">exp_type=””;</text:p>
      <text:p text:style-name="P1">egg_group[0]=”Water 3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29:</text:p>
      <text:p text:style-name="P1">dexno=741;</text:p>
      <text:p text:style-name="P1">name=”ORICORIO”;</text:p>
      <text:p text:style-name="P1">form=”BAILE STYLE”;</text:p>
      <text:p text:style-name="P1">type1=”Fire”;</text:p>
      <text:p text:style-name="P1">type2=”Flying”;</text:p>
      <text:p text:style-name="P1">base_stats=476;</text:p>
      <text:p text:style-name="P1">base_hp=75;</text:p>
      <text:p text:style-name="P1">base_atk=70;</text:p>
      <text:p text:style-name="P1">base_def=70;</text:p>
      <text:p text:style-name="P1">base_spatk=98;</text:p>
      <text:p text:style-name="P1">base_spdef=70;</text:p>
      <text:p text:style-name="P1">base_spd=93;</text:p>
      <text:p text:style-name="P1">base_exp=167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0:</text:p>
      <text:p text:style-name="P1">dexno=741;</text:p>
      <text:p text:style-name="P1">name=”ORICORIO”;</text:p>
      <text:p text:style-name="P1">form=”POM-POM STYLE”;</text:p>
      <text:p text:style-name="P1">type1=”Electric”;</text:p>
      <text:p text:style-name="P1">type2=”Flying”;</text:p>
      <text:p text:style-name="P1">base_stats=476;</text:p>
      <text:p text:style-name="P1">base_hp=75;</text:p>
      <text:p text:style-name="P1">base_atk=70;</text:p>
      <text:p text:style-name="P1">base_def=70;</text:p>
      <text:p text:style-name="P1">base_spatk=98;</text:p>
      <text:p text:style-name="P1">base_spdef=70;</text:p>
      <text:p text:style-name="P1">base_spd=93;</text:p>
      <text:p text:style-name="P1">base_exp=167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1:</text:p>
      <text:p text:style-name="P1">dexno=741;</text:p>
      <text:p text:style-name="P1">name=”ORICORIO”;</text:p>
      <text:p text:style-name="P1">form=”PA'U STYLE”;</text:p>
      <text:p text:style-name="P1">type1=”Psychic”;</text:p>
      <text:p text:style-name="P1">type2=”Flying”;</text:p>
      <text:p text:style-name="P1">base_stats=476;</text:p>
      <text:p text:style-name="P1">base_hp=75;</text:p>
      <text:p text:style-name="P1">base_atk=70;</text:p>
      <text:p text:style-name="P1">base_def=70;</text:p>
      <text:p text:style-name="P1">base_spatk=98;</text:p>
      <text:p text:style-name="P1">base_spdef=70;</text:p>
      <text:p text:style-name="P1">base_spd=93;</text:p>
      <text:p text:style-name="P1">base_exp=167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2:</text:p>
      <text:p text:style-name="P1">dexno=741;</text:p>
      <text:p text:style-name="P1">name=”ORICORIO”;</text:p>
      <text:p text:style-name="P1">form=”SENSU STYLE”;</text:p>
      <text:p text:style-name="P1">type1=”Ghost”;</text:p>
      <text:p text:style-name="P1">type2=”Flying”;</text:p>
      <text:p text:style-name="P1">base_stats=476;</text:p>
      <text:p text:style-name="P1">base_hp=75;</text:p>
      <text:p text:style-name="P1">base_atk=70;</text:p>
      <text:p text:style-name="P1">base_def=70;</text:p>
      <text:p text:style-name="P1">base_spatk=98;</text:p>
      <text:p text:style-name="P1">base_spdef=70;</text:p>
      <text:p text:style-name="P1">base_spd=93;</text:p>
      <text:p text:style-name="P1">base_exp=167;</text:p>
      <text:p text:style-name="P1">exp_type=””;</text:p>
      <text:p text:style-name="P1">egg_group[0]=”Flying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3:</text:p>
      <text:p text:style-name="P1">dexno=742;</text:p>
      <text:p text:style-name="P1">name=”CUTIEFLY”;</text:p>
      <text:p text:style-name="P1">form=””;</text:p>
      <text:p text:style-name="P1">type1=”Bug”;</text:p>
      <text:p text:style-name="P1">type2=”Fairy”;</text:p>
      <text:p text:style-name="P1">base_stats=304;</text:p>
      <text:p text:style-name="P1">base_hp=40;</text:p>
      <text:p text:style-name="P1">base_atk=45;</text:p>
      <text:p text:style-name="P1">base_def=40;</text:p>
      <text:p text:style-name="P1">base_spatk=55;</text:p>
      <text:p text:style-name="P1">base_spdef=40;</text:p>
      <text:p text:style-name="P1">base_spd=84;</text:p>
      <text:p text:style-name="P1">base_exp=61;</text:p>
      <text:p text:style-name="P1">exp_type=””;</text:p>
      <text:p text:style-name="P1">egg_group[0]=”Fairy”;</text:p>
      <text:p text:style-name="P1">egg_group[1]=”Bug”;</text:p>
      <text:p text:style-name="P1">phase=”1”;</text:p>
      <text:p text:style-name="P1">evo_lvl=25;</text:p>
      <text:p text:style-name="P1">evo_choice[0]=”RIBOMBE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4:</text:p>
      <text:p text:style-name="P1">dexno=743;</text:p>
      <text:p text:style-name="P1">name=”RIBOMBEE”;</text:p>
      <text:p text:style-name="P1">form=””;</text:p>
      <text:p text:style-name="P1">type1=”Bug”;</text:p>
      <text:p text:style-name="P1">type2=”Fairy”;</text:p>
      <text:p text:style-name="P1">base_stats=464;</text:p>
      <text:p text:style-name="P1">base_hp=60;</text:p>
      <text:p text:style-name="P1">base_atk=55;</text:p>
      <text:p text:style-name="P1">base_def=60;</text:p>
      <text:p text:style-name="P1">base_spatk=95;</text:p>
      <text:p text:style-name="P1">base_spdef=70;</text:p>
      <text:p text:style-name="P1">base_spd=124;</text:p>
      <text:p text:style-name="P1">base_exp=162;</text:p>
      <text:p text:style-name="P1">exp_type=””;</text:p>
      <text:p text:style-name="P1">egg_group[0]=”Fairy”;</text:p>
      <text:p text:style-name="P1">egg_group[1]=”Bug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5:</text:p>
      <text:p text:style-name="P1">dexno=744;</text:p>
      <text:p text:style-name="P1">name=”ROCKRUFF”;</text:p>
      <text:p text:style-name="P1">form=””;</text:p>
      <text:p text:style-name="P1">type1=”Rock”;</text:p>
      <text:p text:style-name="P1">type2=””;</text:p>
      <text:p text:style-name="P1">base_stats=280;</text:p>
      <text:p text:style-name="P1">base_hp=45;</text:p>
      <text:p text:style-name="P1">base_atk=65;</text:p>
      <text:p text:style-name="P1">base_def=40;</text:p>
      <text:p text:style-name="P1">base_spatk=30;</text:p>
      <text:p text:style-name="P1">base_spdef=40;</text:p>
      <text:p text:style-name="P1">base_spd=60;</text:p>
      <text:p text:style-name="P1">base_exp=56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25;</text:p>
      <text:p text:style-name="P1">evo_choice[0]=”LYCANROC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6:</text:p>
      <text:p text:style-name="P1">dexno=745;</text:p>
      <text:p text:style-name="P1">name=”LYCANROC”;</text:p>
      <text:p text:style-name="P1">form=”MIDDAY”;</text:p>
      <text:p text:style-name="P1">type1=”Rock”;</text:p>
      <text:p text:style-name="P1">type2=””;</text:p>
      <text:p text:style-name="P1">base_stats=487;</text:p>
      <text:p text:style-name="P1">base_hp=75;</text:p>
      <text:p text:style-name="P1">base_atk=115;</text:p>
      <text:p text:style-name="P1">base_def=65;</text:p>
      <text:p text:style-name="P1">base_spatk=55;</text:p>
      <text:p text:style-name="P1">base_spdef=65;</text:p>
      <text:p text:style-name="P1">base_spd=112;</text:p>
      <text:p text:style-name="P1">base_exp=170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7:</text:p>
      <text:p text:style-name="P1">dexno=745;</text:p>
      <text:p text:style-name="P1">name=”LYCANROC”;</text:p>
      <text:p text:style-name="P1">form=”MIDNIGHT”;</text:p>
      <text:p text:style-name="P1">type1=”Rock”;</text:p>
      <text:p text:style-name="P1">type2=””;</text:p>
      <text:p text:style-name="P1">base_stats=487;</text:p>
      <text:p text:style-name="P1">base_hp=85;</text:p>
      <text:p text:style-name="P1">base_atk=115;</text:p>
      <text:p text:style-name="P1">base_def=75;</text:p>
      <text:p text:style-name="P1">base_spatk=55;</text:p>
      <text:p text:style-name="P1">base_spdef=75;</text:p>
      <text:p text:style-name="P1">base_spd=82;</text:p>
      <text:p text:style-name="P1">base_exp=170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8:</text:p>
      <text:p text:style-name="P1">dexno=745;</text:p>
      <text:p text:style-name="P1">name=”LYCANROC”;</text:p>
      <text:p text:style-name="P1">form=”DUSK”;</text:p>
      <text:p text:style-name="P1">type1=”Rock”;</text:p>
      <text:p text:style-name="P1">type2=””;</text:p>
      <text:p text:style-name="P1">base_stats=487;</text:p>
      <text:p text:style-name="P1">base_hp=75;</text:p>
      <text:p text:style-name="P1">base_atk=117;</text:p>
      <text:p text:style-name="P1">base_def=65;</text:p>
      <text:p text:style-name="P1">base_spatk=55;</text:p>
      <text:p text:style-name="P1">base_spdef=65;</text:p>
      <text:p text:style-name="P1">base_spd=110;</text:p>
      <text:p text:style-name="P1">base_exp=170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39:</text:p>
      <text:p text:style-name="P1">dexno=746;</text:p>
      <text:p text:style-name="P1">name=”WISHIWASHI”;</text:p>
      <text:p text:style-name="P1">form=””;</text:p>
      <text:p text:style-name="P1">type1=”Water”;</text:p>
      <text:p text:style-name="P1">type2=””;</text:p>
      <text:p text:style-name="P1">base_stats=175;</text:p>
      <text:p text:style-name="P1">base_hp=45;</text:p>
      <text:p text:style-name="P1">base_atk=20;</text:p>
      <text:p text:style-name="P1">base_def=20;</text:p>
      <text:p text:style-name="P1">base_spatk=25;</text:p>
      <text:p text:style-name="P1">base_spdef=25;</text:p>
      <text:p text:style-name="P1">base_spd=40;</text:p>
      <text:p text:style-name="P1">base_exp=61;</text:p>
      <text:p text:style-name="P1">exp_type=””;</text:p>
      <text:p text:style-name="P1">egg_group[0]=”Water 2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0:</text:p>
      <text:p text:style-name="P1">dexno=747;</text:p>
      <text:p text:style-name="P1">name=”MAREANIE”;</text:p>
      <text:p text:style-name="P1">form=””;</text:p>
      <text:p text:style-name="P1">type1=”Poison”;</text:p>
      <text:p text:style-name="P1">type2=”Water”;</text:p>
      <text:p text:style-name="P1">base_stats=305;</text:p>
      <text:p text:style-name="P1">base_hp=50;</text:p>
      <text:p text:style-name="P1">base_atk=53;</text:p>
      <text:p text:style-name="P1">base_def=62;</text:p>
      <text:p text:style-name="P1">base_spatk=43;</text:p>
      <text:p text:style-name="P1">base_spdef=52;</text:p>
      <text:p text:style-name="P1">base_spd=45;</text:p>
      <text:p text:style-name="P1">base_exp=61;</text:p>
      <text:p text:style-name="P1">exp_type=””;</text:p>
      <text:p text:style-name="P1">egg_group[0]=”Water 1”;</text:p>
      <text:p text:style-name="P1">egg_group[1]=””;</text:p>
      <text:p text:style-name="P1">phase=”1”;</text:p>
      <text:p text:style-name="P1">evo_lvl=38;</text:p>
      <text:p text:style-name="P1">evo_choice[0]=”TOXAPEX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1:</text:p>
      <text:p text:style-name="P1">dexno=748;</text:p>
      <text:p text:style-name="P1">name=”TOXAPEX”;</text:p>
      <text:p text:style-name="P1">form=””;</text:p>
      <text:p text:style-name="P1">type1=”Poison”;</text:p>
      <text:p text:style-name="P1">type2=”Water”;</text:p>
      <text:p text:style-name="P1">base_stats=495;</text:p>
      <text:p text:style-name="P1">base_hp=50;</text:p>
      <text:p text:style-name="P1">base_atk=63;</text:p>
      <text:p text:style-name="P1">base_def=152;</text:p>
      <text:p text:style-name="P1">base_spatk=53;</text:p>
      <text:p text:style-name="P1">base_spdef=142;</text:p>
      <text:p text:style-name="P1">base_spd=35;</text:p>
      <text:p text:style-name="P1">base_exp=173;</text:p>
      <text:p text:style-name="P1">exp_type=””;</text:p>
      <text:p text:style-name="P1">egg_group[0]=”Water 1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2:</text:p>
      <text:p text:style-name="P1">dexno=749;</text:p>
      <text:p text:style-name="P1">name=”MUDBRAY”;</text:p>
      <text:p text:style-name="P1">form=””;</text:p>
      <text:p text:style-name="P1">type1=”Ground”;</text:p>
      <text:p text:style-name="P1">type2=””;</text:p>
      <text:p text:style-name="P1">base_stats=385;</text:p>
      <text:p text:style-name="P1">base_hp=70;</text:p>
      <text:p text:style-name="P1">base_atk=100;</text:p>
      <text:p text:style-name="P1">base_def=70;</text:p>
      <text:p text:style-name="P1">base_spatk=45;</text:p>
      <text:p text:style-name="P1">base_spdef=55;</text:p>
      <text:p text:style-name="P1">base_spd=45;</text:p>
      <text:p text:style-name="P1">base_exp=77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30;</text:p>
      <text:p text:style-name="P1">evo_choice[0]=”MUDSDAL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3:</text:p>
      <text:p text:style-name="P1">dexno=750;</text:p>
      <text:p text:style-name="P1">name=”MUDSDALE”;</text:p>
      <text:p text:style-name="P1">form=””;</text:p>
      <text:p text:style-name="P1">type1=”Ground”;</text:p>
      <text:p text:style-name="P1">type2=””;</text:p>
      <text:p text:style-name="P1">base_stats=500;</text:p>
      <text:p text:style-name="P1">base_hp=100;</text:p>
      <text:p text:style-name="P1">base_atk=125;</text:p>
      <text:p text:style-name="P1">base_def=100;</text:p>
      <text:p text:style-name="P1">base_spatk=55;</text:p>
      <text:p text:style-name="P1">base_spdef=85;</text:p>
      <text:p text:style-name="P1">base_spd=35;</text:p>
      <text:p text:style-name="P1">base_exp=175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4:</text:p>
      <text:p text:style-name="P1">dexno=751;</text:p>
      <text:p text:style-name="P1">name=”DEWPIDER”;</text:p>
      <text:p text:style-name="P1">form=””;</text:p>
      <text:p text:style-name="P1">type1=”Water”;</text:p>
      <text:p text:style-name="P1">type2=”Bug”;</text:p>
      <text:p text:style-name="P1">base_stats=269;</text:p>
      <text:p text:style-name="P1">base_hp=38;</text:p>
      <text:p text:style-name="P1">base_atk=40;</text:p>
      <text:p text:style-name="P1">base_def=52;</text:p>
      <text:p text:style-name="P1">base_spatk=40;</text:p>
      <text:p text:style-name="P1">base_spdef=72;</text:p>
      <text:p text:style-name="P1">base_spd=27;</text:p>
      <text:p text:style-name="P1">base_exp=54;</text:p>
      <text:p text:style-name="P1">exp_type=””;</text:p>
      <text:p text:style-name="P1">egg_group[0]=”Bug”;</text:p>
      <text:p text:style-name="P1">egg_group[1]=”Water 1”;</text:p>
      <text:p text:style-name="P1">phase=”1”;</text:p>
      <text:p text:style-name="P1">evo_lvl=22;</text:p>
      <text:p text:style-name="P1">evo_choice[0]=”ARAQUANID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5:</text:p>
      <text:p text:style-name="P1">dexno=752;</text:p>
      <text:p text:style-name="P1">name=”ARAQUANID”;</text:p>
      <text:p text:style-name="P1">form=””;</text:p>
      <text:p text:style-name="P1">type1=”Water”;</text:p>
      <text:p text:style-name="P1">type2=”Bug”;</text:p>
      <text:p text:style-name="P1">base_stats=454;</text:p>
      <text:p text:style-name="P1">base_hp=68;</text:p>
      <text:p text:style-name="P1">base_atk=70;</text:p>
      <text:p text:style-name="P1">base_def=92;</text:p>
      <text:p text:style-name="P1">base_spatk=50;</text:p>
      <text:p text:style-name="P1">base_spdef=132;</text:p>
      <text:p text:style-name="P1">base_spd=42;</text:p>
      <text:p text:style-name="P1">base_exp=159;</text:p>
      <text:p text:style-name="P1">exp_type=””;</text:p>
      <text:p text:style-name="P1">egg_group[0]=”Bug”;</text:p>
      <text:p text:style-name="P1">egg_group[1]=”Water 1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6:</text:p>
      <text:p text:style-name="P1">dexno=753;</text:p>
      <text:p text:style-name="P1">name=”FOMANTIS”;</text:p>
      <text:p text:style-name="P1">form=””;</text:p>
      <text:p text:style-name="P1">type1=”Grass”;</text:p>
      <text:p text:style-name="P1">type2=””;</text:p>
      <text:p text:style-name="P1">base_stats=250;</text:p>
      <text:p text:style-name="P1">base_hp=40;</text:p>
      <text:p text:style-name="P1">base_atk=55;</text:p>
      <text:p text:style-name="P1">base_def=35;</text:p>
      <text:p text:style-name="P1">base_spatk=50;</text:p>
      <text:p text:style-name="P1">base_spdef=35;</text:p>
      <text:p text:style-name="P1">base_spd=35;</text:p>
      <text:p text:style-name="P1">base_exp=50;</text:p>
      <text:p text:style-name="P1">exp_type=””;</text:p>
      <text:p text:style-name="P1">egg_group[0]=”Grass”;</text:p>
      <text:p text:style-name="P1">egg_group[1]=””;</text:p>
      <text:p text:style-name="P1">phase=”1”;</text:p>
      <text:p text:style-name="P1">evo_lvl=34 during Day;</text:p>
      <text:p text:style-name="P1">evo_choice[0]=”LURANTIS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7:</text:p>
      <text:p text:style-name="P1">dexno=754;</text:p>
      <text:p text:style-name="P1">name=”LURANTIS”;</text:p>
      <text:p text:style-name="P1">form=””;</text:p>
      <text:p text:style-name="P1">type1=”Grass”;</text:p>
      <text:p text:style-name="P1">type2=””;</text:p>
      <text:p text:style-name="P1">base_stats=480;</text:p>
      <text:p text:style-name="P1">base_hp=70;</text:p>
      <text:p text:style-name="P1">base_atk=105;</text:p>
      <text:p text:style-name="P1">base_def=90;</text:p>
      <text:p text:style-name="P1">base_spatk=80;</text:p>
      <text:p text:style-name="P1">base_spdef=90;</text:p>
      <text:p text:style-name="P1">base_spd=45;</text:p>
      <text:p text:style-name="P1">base_exp=168;</text:p>
      <text:p text:style-name="P1">exp_type=””;</text:p>
      <text:p text:style-name="P1">egg_group[0]=”Gras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8:</text:p>
      <text:p text:style-name="P1">dexno=755;</text:p>
      <text:p text:style-name="P1">name=”MORELULL”;</text:p>
      <text:p text:style-name="P1">form=””;</text:p>
      <text:p text:style-name="P1">type1=”Grass”;</text:p>
      <text:p text:style-name="P1">type2=”Fairy”;</text:p>
      <text:p text:style-name="P1">base_stats=285;</text:p>
      <text:p text:style-name="P1">base_hp=40;</text:p>
      <text:p text:style-name="P1">base_atk=35;</text:p>
      <text:p text:style-name="P1">base_def=55;</text:p>
      <text:p text:style-name="P1">base_spatk=65;</text:p>
      <text:p text:style-name="P1">base_spdef=75;</text:p>
      <text:p text:style-name="P1">base_spd=15;</text:p>
      <text:p text:style-name="P1">base_exp=57;</text:p>
      <text:p text:style-name="P1">exp_type=””;</text:p>
      <text:p text:style-name="P1">egg_group[0]=”Grass”;</text:p>
      <text:p text:style-name="P1">egg_group[1]=””;</text:p>
      <text:p text:style-name="P1">phase=”1”;</text:p>
      <text:p text:style-name="P1">evo_lvl=24;</text:p>
      <text:p text:style-name="P1">evo_choice[0]=”SHIINOTIC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49:</text:p>
      <text:p text:style-name="P1">dexno=756;</text:p>
      <text:p text:style-name="P1">name=”SHIINOTIC”;</text:p>
      <text:p text:style-name="P1">form=””;</text:p>
      <text:p text:style-name="P1">type1=”Grass”;</text:p>
      <text:p text:style-name="P1">type2=”Fairy”;</text:p>
      <text:p text:style-name="P1">base_stats=405;</text:p>
      <text:p text:style-name="P1">base_hp=60;</text:p>
      <text:p text:style-name="P1">base_atk=45;</text:p>
      <text:p text:style-name="P1">base_def=80;</text:p>
      <text:p text:style-name="P1">base_spatk=90;</text:p>
      <text:p text:style-name="P1">base_spdef=100;</text:p>
      <text:p text:style-name="P1">base_spd=30;</text:p>
      <text:p text:style-name="P1">base_exp=142;</text:p>
      <text:p text:style-name="P1">exp_type=””;</text:p>
      <text:p text:style-name="P1">egg_group[0]=”Gras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0:</text:p>
      <text:p text:style-name="P1">dexno=757;</text:p>
      <text:p text:style-name="P1">name=”SALANDIT”;</text:p>
      <text:p text:style-name="P1">form=””;</text:p>
      <text:p text:style-name="P1">type1=”Poison”;</text:p>
      <text:p text:style-name="P1">type2=”Fire”;</text:p>
      <text:p text:style-name="P1">base_stats=320;</text:p>
      <text:p text:style-name="P1">base_hp=48;</text:p>
      <text:p text:style-name="P1">base_atk=44;</text:p>
      <text:p text:style-name="P1">base_def=40;</text:p>
      <text:p text:style-name="P1">base_spatk=71;</text:p>
      <text:p text:style-name="P1">base_spdef=40;</text:p>
      <text:p text:style-name="P1">base_spd=77;</text:p>
      <text:p text:style-name="P1">base_exp=64;</text:p>
      <text:p text:style-name="P1">exp_type=””;</text:p>
      <text:p text:style-name="P1">egg_group[0]=”Dragon”;</text:p>
      <text:p text:style-name="P1">egg_group[1]=”Monster”;</text:p>
      <text:p text:style-name="P1">phase=”1”;</text:p>
      <text:p text:style-name="P1">evo_lvl=33 and Female;</text:p>
      <text:p text:style-name="P1">evo_choice[0]=”SALAZZL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1:</text:p>
      <text:p text:style-name="P1">dexno=758;</text:p>
      <text:p text:style-name="P1">name=”SALAZZLE”;</text:p>
      <text:p text:style-name="P1">form=””;</text:p>
      <text:p text:style-name="P1">type1=”Poison”;</text:p>
      <text:p text:style-name="P1">type2=”Fire”;</text:p>
      <text:p text:style-name="P1">base_stats=480;</text:p>
      <text:p text:style-name="P1">base_hp=68;</text:p>
      <text:p text:style-name="P1">base_atk=64;</text:p>
      <text:p text:style-name="P1">base_def=60;</text:p>
      <text:p text:style-name="P1">base_spatk=111;</text:p>
      <text:p text:style-name="P1">base_spdef=60;</text:p>
      <text:p text:style-name="P1">base_spd=117;</text:p>
      <text:p text:style-name="P1">base_exp=168;</text:p>
      <text:p text:style-name="P1">exp_type=””;</text:p>
      <text:p text:style-name="P1">egg_group[0]=”Dragon”;</text:p>
      <text:p text:style-name="P1">egg_group[1]=”Monster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2:</text:p>
      <text:p text:style-name="P1">dexno=759;</text:p>
      <text:p text:style-name="P1">name=”STUFFUL”;</text:p>
      <text:p text:style-name="P1">form=””;</text:p>
      <text:p text:style-name="P1">type1=”Normal”;</text:p>
      <text:p text:style-name="P1">type2=”Fighting”;</text:p>
      <text:p text:style-name="P1">base_stats=340;</text:p>
      <text:p text:style-name="P1">base_hp=70;</text:p>
      <text:p text:style-name="P1">base_atk=75;</text:p>
      <text:p text:style-name="P1">base_def=50;</text:p>
      <text:p text:style-name="P1">base_spatk=45;</text:p>
      <text:p text:style-name="P1">base_spdef=50;</text:p>
      <text:p text:style-name="P1">base_spd=50;</text:p>
      <text:p text:style-name="P1">base_exp=68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27;</text:p>
      <text:p text:style-name="P1">evo_choice[0]=”BEWEAR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3:</text:p>
      <text:p text:style-name="P1">dexno=760;</text:p>
      <text:p text:style-name="P1">name=”BEWEAR”;</text:p>
      <text:p text:style-name="P1">form=””;</text:p>
      <text:p text:style-name="P1">type1=”Normal”;</text:p>
      <text:p text:style-name="P1">type2=”Fighting”;</text:p>
      <text:p text:style-name="P1">base_stats=500;</text:p>
      <text:p text:style-name="P1">base_hp=120;</text:p>
      <text:p text:style-name="P1">base_atk=125;</text:p>
      <text:p text:style-name="P1">base_def=80;</text:p>
      <text:p text:style-name="P1">base_spatk=55;</text:p>
      <text:p text:style-name="P1">base_spdef=60;</text:p>
      <text:p text:style-name="P1">base_spd=60;</text:p>
      <text:p text:style-name="P1">base_exp=175;</text:p>
      <text:p text:style-name="P1">exp_type=””;</text:p>
      <text:p text:style-name="P1">egg_group[0]=”Fiel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4:</text:p>
      <text:p text:style-name="P1">dexno=761;</text:p>
      <text:p text:style-name="P1">name=”BOUNSWEET”;</text:p>
      <text:p text:style-name="P1">form=””;</text:p>
      <text:p text:style-name="P1">type1=”Grass”;</text:p>
      <text:p text:style-name="P1">type2=””;</text:p>
      <text:p text:style-name="P1">base_stats=210;</text:p>
      <text:p text:style-name="P1">base_hp=42;</text:p>
      <text:p text:style-name="P1">base_atk=30;</text:p>
      <text:p text:style-name="P1">base_def=38;</text:p>
      <text:p text:style-name="P1">base_spatk=30;</text:p>
      <text:p text:style-name="P1">base_spdef=38;</text:p>
      <text:p text:style-name="P1">base_spd=32;</text:p>
      <text:p text:style-name="P1">base_exp=42;</text:p>
      <text:p text:style-name="P1">exp_type=””;</text:p>
      <text:p text:style-name="P1">egg_group[0]=”Grass”;</text:p>
      <text:p text:style-name="P1">egg_group[1]=””;</text:p>
      <text:p text:style-name="P1">phase=”1”;</text:p>
      <text:p text:style-name="P1">evo_lvl=18;</text:p>
      <text:p text:style-name="P1">evo_choice[0]=”STEENEE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5:</text:p>
      <text:p text:style-name="P1">dexno=762;</text:p>
      <text:p text:style-name="P1">name=”STEENEE”;</text:p>
      <text:p text:style-name="P1">form=””;</text:p>
      <text:p text:style-name="P1">type1=”Grass”;</text:p>
      <text:p text:style-name="P1">type2=””;</text:p>
      <text:p text:style-name="P1">base_stats=290;</text:p>
      <text:p text:style-name="P1">base_hp=52;</text:p>
      <text:p text:style-name="P1">base_atk=40;</text:p>
      <text:p text:style-name="P1">base_def=48;</text:p>
      <text:p text:style-name="P1">base_spatk=40;</text:p>
      <text:p text:style-name="P1">base_spdef=48;</text:p>
      <text:p text:style-name="P1">base_spd=62;</text:p>
      <text:p text:style-name="P1">base_exp=102;</text:p>
      <text:p text:style-name="P1">exp_type=””;</text:p>
      <text:p text:style-name="P1">egg_group[0]=”Grass”;</text:p>
      <text:p text:style-name="P1">egg_group[1]=””;</text:p>
      <text:p text:style-name="P1">phase=”2”;</text:p>
      <text:p text:style-name="P1">evo_lvl=Level up with Stomp;</text:p>
      <text:p text:style-name="P1">evo_choice[0]=”TSAREENA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6:</text:p>
      <text:p text:style-name="P1">dexno=763;</text:p>
      <text:p text:style-name="P1">name=”TSAREENA”;</text:p>
      <text:p text:style-name="P1">form=””;</text:p>
      <text:p text:style-name="P1">type1=”Grass”;</text:p>
      <text:p text:style-name="P1">type2=””;</text:p>
      <text:p text:style-name="P1">base_stats=510;</text:p>
      <text:p text:style-name="P1">base_hp=72;</text:p>
      <text:p text:style-name="P1">base_atk=120;</text:p>
      <text:p text:style-name="P1">base_def=98;</text:p>
      <text:p text:style-name="P1">base_spatk=50;</text:p>
      <text:p text:style-name="P1">base_spdef=98;</text:p>
      <text:p text:style-name="P1">base_spd=72;</text:p>
      <text:p text:style-name="P1">base_exp=230;</text:p>
      <text:p text:style-name="P1">exp_type=””;</text:p>
      <text:p text:style-name="P1">egg_group[0]=”Grass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7:</text:p>
      <text:p text:style-name="P1">dexno=764;</text:p>
      <text:p text:style-name="P1">name=”COMFEY”;</text:p>
      <text:p text:style-name="P1">form=””;</text:p>
      <text:p text:style-name="P1">type1=”FAIry”;</text:p>
      <text:p text:style-name="P1">type2=””;</text:p>
      <text:p text:style-name="P1">base_stats=485;</text:p>
      <text:p text:style-name="P1">base_hp=51;</text:p>
      <text:p text:style-name="P1">base_atk=52;</text:p>
      <text:p text:style-name="P1">base_def=90;</text:p>
      <text:p text:style-name="P1">base_spatk=82;</text:p>
      <text:p text:style-name="P1">base_spdef=110;</text:p>
      <text:p text:style-name="P1">base_spd=100;</text:p>
      <text:p text:style-name="P1">base_exp=170;</text:p>
      <text:p text:style-name="P1">exp_type=””;</text:p>
      <text:p text:style-name="P1">egg_group[0]=”Grass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8:</text:p>
      <text:p text:style-name="P1">dexno=765;</text:p>
      <text:p text:style-name="P1">name=”ORANGURU”;</text:p>
      <text:p text:style-name="P1">form=””;</text:p>
      <text:p text:style-name="P1">type1=”Normal”;</text:p>
      <text:p text:style-name="P1">type2=”Psychic”;</text:p>
      <text:p text:style-name="P1">base_stats=490;</text:p>
      <text:p text:style-name="P1">base_hp=90;</text:p>
      <text:p text:style-name="P1">base_atk=60;</text:p>
      <text:p text:style-name="P1">base_def=80;</text:p>
      <text:p text:style-name="P1">base_spatk=90;</text:p>
      <text:p text:style-name="P1">base_spdef=110;</text:p>
      <text:p text:style-name="P1">base_spd=60;</text:p>
      <text:p text:style-name="P1">base_exp=172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59:</text:p>
      <text:p text:style-name="P1">dexno=766;</text:p>
      <text:p text:style-name="P1">name=”PASSIMIAN”;</text:p>
      <text:p text:style-name="P1">form=””;</text:p>
      <text:p text:style-name="P1">type1=”Fighting”;</text:p>
      <text:p text:style-name="P1">type2=””;</text:p>
      <text:p text:style-name="P1">base_stats=490;</text:p>
      <text:p text:style-name="P1">base_hp=100;</text:p>
      <text:p text:style-name="P1">base_atk=120;</text:p>
      <text:p text:style-name="P1">base_def=90;</text:p>
      <text:p text:style-name="P1">base_spatk=40;</text:p>
      <text:p text:style-name="P1">base_spdef=60;</text:p>
      <text:p text:style-name="P1">base_spd=80;</text:p>
      <text:p text:style-name="P1">base_exp=172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0:</text:p>
      <text:p text:style-name="P1">dexno=767;</text:p>
      <text:p text:style-name="P1">name=”WIMPOD”;</text:p>
      <text:p text:style-name="P1">form=””;</text:p>
      <text:p text:style-name="P1">type1=”Bug”;</text:p>
      <text:p text:style-name="P1">type2=”Water”;</text:p>
      <text:p text:style-name="P1">base_stats=230;</text:p>
      <text:p text:style-name="P1">base_hp=25;</text:p>
      <text:p text:style-name="P1">base_atk=35;</text:p>
      <text:p text:style-name="P1">base_def=40;</text:p>
      <text:p text:style-name="P1">base_spatk=20;</text:p>
      <text:p text:style-name="P1">base_spdef=30;</text:p>
      <text:p text:style-name="P1">base_spd=80;</text:p>
      <text:p text:style-name="P1">base_exp=46;</text:p>
      <text:p text:style-name="P1">exp_type=””;</text:p>
      <text:p text:style-name="P1">egg_group[0]=”Water 3”;</text:p>
      <text:p text:style-name="P1">egg_group[1]=”Bug”;</text:p>
      <text:p text:style-name="P1">phase=”1”;</text:p>
      <text:p text:style-name="P1">evo_lvl=30;</text:p>
      <text:p text:style-name="P1">evo_choice[0]=”GOLISOPOD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1:</text:p>
      <text:p text:style-name="P1">dexno=768;</text:p>
      <text:p text:style-name="P1">name=”GOLISOPOD”;</text:p>
      <text:p text:style-name="P1">form=””;</text:p>
      <text:p text:style-name="P1">type1=”Bug”;</text:p>
      <text:p text:style-name="P1">type2=”Water”;</text:p>
      <text:p text:style-name="P1">base_stats=530;</text:p>
      <text:p text:style-name="P1">base_hp=75;</text:p>
      <text:p text:style-name="P1">base_atk=125;</text:p>
      <text:p text:style-name="P1">base_def=140;</text:p>
      <text:p text:style-name="P1">base_spatk=60;</text:p>
      <text:p text:style-name="P1">base_spdef=90;</text:p>
      <text:p text:style-name="P1">base_spd=40;</text:p>
      <text:p text:style-name="P1">base_exp=186;</text:p>
      <text:p text:style-name="P1">exp_type=””;</text:p>
      <text:p text:style-name="P1">egg_group[0]=”Water 3”;</text:p>
      <text:p text:style-name="P1">egg_group[1]=”Bug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2:</text:p>
      <text:p text:style-name="P1">dexno=769;</text:p>
      <text:p text:style-name="P1">name=”SANDYGAST”;</text:p>
      <text:p text:style-name="P1">form=””;</text:p>
      <text:p text:style-name="P1">type1=”Ghost”;</text:p>
      <text:p text:style-name="P1">type2=”Ground”;</text:p>
      <text:p text:style-name="P1">base_stats=320;</text:p>
      <text:p text:style-name="P1">base_hp=55;</text:p>
      <text:p text:style-name="P1">base_atk=55;</text:p>
      <text:p text:style-name="P1">base_def=80;</text:p>
      <text:p text:style-name="P1">base_spatk=70;</text:p>
      <text:p text:style-name="P1">base_spdef=45;</text:p>
      <text:p text:style-name="P1">base_spd=15;</text:p>
      <text:p text:style-name="P1">base_exp=64;</text:p>
      <text:p text:style-name="P1">exp_type=””;</text:p>
      <text:p text:style-name="P1">egg_group[0]=”Amorphous”;</text:p>
      <text:p text:style-name="P1">egg_group[1]=””;</text:p>
      <text:p text:style-name="P1">phase=”1”;</text:p>
      <text:p text:style-name="P1">evo_lvl=42;</text:p>
      <text:p text:style-name="P1">evo_choice[0]=”PALOSSAND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3:</text:p>
      <text:p text:style-name="P1">dexno=770;</text:p>
      <text:p text:style-name="P1">name=”PALOSSAND”;</text:p>
      <text:p text:style-name="P1">form=””;</text:p>
      <text:p text:style-name="P1">type1=”Ghost”;</text:p>
      <text:p text:style-name="P1">type2=”Ground”;</text:p>
      <text:p text:style-name="P1">base_stats=480;</text:p>
      <text:p text:style-name="P1">base_hp=85;</text:p>
      <text:p text:style-name="P1">base_atk=75;</text:p>
      <text:p text:style-name="P1">base_def=110;</text:p>
      <text:p text:style-name="P1">base_spatk=100;</text:p>
      <text:p text:style-name="P1">base_spdef=75;</text:p>
      <text:p text:style-name="P1">base_spd=35;</text:p>
      <text:p text:style-name="P1">base_exp=168;</text:p>
      <text:p text:style-name="P1">exp_type=””;</text:p>
      <text:p text:style-name="P1">egg_group[0]=”Amorphous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4:</text:p>
      <text:p text:style-name="P1">dexno=771;</text:p>
      <text:p text:style-name="P1">name=”PYUKUMUKU”;</text:p>
      <text:p text:style-name="P1">form=””;</text:p>
      <text:p text:style-name="P1">type1=”Water”;</text:p>
      <text:p text:style-name="P1">type2=””;</text:p>
      <text:p text:style-name="P1">base_stats=410;</text:p>
      <text:p text:style-name="P1">base_hp=55;</text:p>
      <text:p text:style-name="P1">base_atk=60;</text:p>
      <text:p text:style-name="P1">base_def=130;</text:p>
      <text:p text:style-name="P1">base_spatk=30;</text:p>
      <text:p text:style-name="P1">base_spdef=130;</text:p>
      <text:p text:style-name="P1">base_spd=5;</text:p>
      <text:p text:style-name="P1">base_exp=144;</text:p>
      <text:p text:style-name="P1">exp_type=””;</text:p>
      <text:p text:style-name="P1">egg_group[0]=”Water 1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5:</text:p>
      <text:p text:style-name="P1">dexno=772;</text:p>
      <text:p text:style-name="P1">name=”TYPE: NULL”;</text:p>
      <text:p text:style-name="P1">form=””;</text:p>
      <text:p text:style-name="P1">type1=”Normal”;</text:p>
      <text:p text:style-name="P1">type2=””;</text:p>
      <text:p text:style-name="P1">base_stats=534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59;</text:p>
      <text:p text:style-name="P1">base_exp=10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High Friendship;</text:p>
      <text:p text:style-name="P1">evo_choice[0]=”SILVALLY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6:</text:p>
      <text:p text:style-name="P1">dexno=773;</text:p>
      <text:p text:style-name="P1">name=”SILVALLY”;</text:p>
      <text:p text:style-name="P1">form=”NORMAL”;</text:p>
      <text:p text:style-name="P1">type1=”Normal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7:</text:p>
      <text:p text:style-name="P1">dexno=773;</text:p>
      <text:p text:style-name="P1">name=”SILVALLY”;</text:p>
      <text:p text:style-name="P1">form=”FIRE”;</text:p>
      <text:p text:style-name="P1">type1=”Fire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8:</text:p>
      <text:p text:style-name="P1">dexno=773;</text:p>
      <text:p text:style-name="P1">name=”SILVALLY”;</text:p>
      <text:p text:style-name="P1">form=”WATER”;</text:p>
      <text:p text:style-name="P1">type1=”Water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69:</text:p>
      <text:p text:style-name="P1">dexno=773;</text:p>
      <text:p text:style-name="P1">name=”SILVALLY”;</text:p>
      <text:p text:style-name="P1">form=”ELECTRIC”;</text:p>
      <text:p text:style-name="P1">type1=”Electric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0:</text:p>
      <text:p text:style-name="P1">dexno=773;</text:p>
      <text:p text:style-name="P1">name=”SILVALLY”;</text:p>
      <text:p text:style-name="P1">form=”GRASS”;</text:p>
      <text:p text:style-name="P1">type1=”Grass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1:</text:p>
      <text:p text:style-name="P1">dexno=773;</text:p>
      <text:p text:style-name="P1">name=”SILVALLY”;</text:p>
      <text:p text:style-name="P1">form=”ICE”;</text:p>
      <text:p text:style-name="P1">type1=”Ice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2:</text:p>
      <text:p text:style-name="P1">dexno=773;</text:p>
      <text:p text:style-name="P1">name=”SILVALLY”;</text:p>
      <text:p text:style-name="P1">form=”FIGHTING”;</text:p>
      <text:p text:style-name="P1">type1=”Fighting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3:</text:p>
      <text:p text:style-name="P1">dexno=773;</text:p>
      <text:p text:style-name="P1">name=”SILVALLY”;</text:p>
      <text:p text:style-name="P1">form=”POISON”;</text:p>
      <text:p text:style-name="P1">type1=”Poison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4:</text:p>
      <text:p text:style-name="P1">dexno=773;</text:p>
      <text:p text:style-name="P1">name=”SILVALLY”;</text:p>
      <text:p text:style-name="P1">form=”GROUND”;</text:p>
      <text:p text:style-name="P1">type1=”Ground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5:</text:p>
      <text:p text:style-name="P1">dexno=773;</text:p>
      <text:p text:style-name="P1">name=”SILVALLY”;</text:p>
      <text:p text:style-name="P1">form=”FLYING”;</text:p>
      <text:p text:style-name="P1">type1=”Flying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6:</text:p>
      <text:p text:style-name="P1">dexno=773;</text:p>
      <text:p text:style-name="P1">name=”SILVALLY”;</text:p>
      <text:p text:style-name="P1">form=”PSYCHIC”;</text:p>
      <text:p text:style-name="P1">type1=”Psychic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7:</text:p>
      <text:p text:style-name="P1">dexno=773;</text:p>
      <text:p text:style-name="P1">name=”SILVALLY”;</text:p>
      <text:p text:style-name="P1">form=”BUG”;</text:p>
      <text:p text:style-name="P1">type1=”Bug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8:</text:p>
      <text:p text:style-name="P1">dexno=773;</text:p>
      <text:p text:style-name="P1">name=”SILVALLY”;</text:p>
      <text:p text:style-name="P1">form=”ROCK”;</text:p>
      <text:p text:style-name="P1">type1=”Rock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79:</text:p>
      <text:p text:style-name="P1">dexno=773;</text:p>
      <text:p text:style-name="P1">name=”SILVALLY”;</text:p>
      <text:p text:style-name="P1">form=”GHOST”;</text:p>
      <text:p text:style-name="P1">type1=”Ghost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0:</text:p>
      <text:p text:style-name="P1">dexno=773;</text:p>
      <text:p text:style-name="P1">name=”SILVALLY”;</text:p>
      <text:p text:style-name="P1">form=”DRAGON”;</text:p>
      <text:p text:style-name="P1">type1=”Dragon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1:</text:p>
      <text:p text:style-name="P1">dexno=773;</text:p>
      <text:p text:style-name="P1">name=”SILVALLY”;</text:p>
      <text:p text:style-name="P1">form=”DARK”;</text:p>
      <text:p text:style-name="P1">type1=”Dark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2:</text:p>
      <text:p text:style-name="P1">dexno=773;</text:p>
      <text:p text:style-name="P1">name=”SILVALLY”;</text:p>
      <text:p text:style-name="P1">form=”STEEL”;</text:p>
      <text:p text:style-name="P1">type1=”Steel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3:</text:p>
      <text:p text:style-name="P1">dexno=773;</text:p>
      <text:p text:style-name="P1">name=”SILVALLY”;</text:p>
      <text:p text:style-name="P1">form=”FAIRY”;</text:p>
      <text:p text:style-name="P1">type1=”Fairy”;</text:p>
      <text:p text:style-name="P1">type2=””;</text:p>
      <text:p text:style-name="P1">base_stats=570;</text:p>
      <text:p text:style-name="P1">base_hp=95;</text:p>
      <text:p text:style-name="P1">base_atk=95;</text:p>
      <text:p text:style-name="P1">base_def=95;</text:p>
      <text:p text:style-name="P1">base_spatk=95;</text:p>
      <text:p text:style-name="P1">base_spdef=9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4:</text:p>
      <text:p text:style-name="P1">dexno=774;</text:p>
      <text:p text:style-name="P1">name=”MINIOR”;</text:p>
      <text:p text:style-name="P1">form=”BLUE CORE”;</text:p>
      <text:p text:style-name="P1">type1=”Rock”;</text:p>
      <text:p text:style-name="P1">type2=”Flying”;</text:p>
      <text:p text:style-name="P1">base_stats=440;</text:p>
      <text:p text:style-name="P1">base_hp=60;</text:p>
      <text:p text:style-name="P1">base_atk=60;</text:p>
      <text:p text:style-name="P1">base_def=100;</text:p>
      <text:p text:style-name="P1">base_spatk=60;</text:p>
      <text:p text:style-name="P1">base_spdef=100;</text:p>
      <text:p text:style-name="P1">base_spd=60;</text:p>
      <text:p text:style-name="P1">base_exp=154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5:</text:p>
      <text:p text:style-name="P1">dexno=774;</text:p>
      <text:p text:style-name="P1">name=”MINIOR”;</text:p>
      <text:p text:style-name="P1">form=”GREEN CORE”;</text:p>
      <text:p text:style-name="P1">type1=”Rock”;</text:p>
      <text:p text:style-name="P1">type2=”Flying”;</text:p>
      <text:p text:style-name="P1">base_stats=500;</text:p>
      <text:p text:style-name="P1">base_hp=60;</text:p>
      <text:p text:style-name="P1">base_atk=100;</text:p>
      <text:p text:style-name="P1">base_def=60;</text:p>
      <text:p text:style-name="P1">base_spatk=100;</text:p>
      <text:p text:style-name="P1">base_spdef=60;</text:p>
      <text:p text:style-name="P1">base_spd=120;</text:p>
      <text:p text:style-name="P1">base_exp=17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6:</text:p>
      <text:p text:style-name="P1">dexno=774;</text:p>
      <text:p text:style-name="P1">name=”MINIOR”;</text:p>
      <text:p text:style-name="P1">form=”INDIGO CORE”;</text:p>
      <text:p text:style-name="P1">type1=”Rock”;</text:p>
      <text:p text:style-name="P1">type2=”Flying”;</text:p>
      <text:p text:style-name="P1">base_stats=500;</text:p>
      <text:p text:style-name="P1">base_hp=60;</text:p>
      <text:p text:style-name="P1">base_atk=100;</text:p>
      <text:p text:style-name="P1">base_def=60;</text:p>
      <text:p text:style-name="P1">base_spatk=100;</text:p>
      <text:p text:style-name="P1">base_spdef=60;</text:p>
      <text:p text:style-name="P1">base_spd=120;</text:p>
      <text:p text:style-name="P1">base_exp=17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7:</text:p>
      <text:p text:style-name="P1">dexno=774;</text:p>
      <text:p text:style-name="P1">name=”MINIOR”;</text:p>
      <text:p text:style-name="P1">form=”ORANGE CORE”;</text:p>
      <text:p text:style-name="P1">type1=”Rock”;</text:p>
      <text:p text:style-name="P1">type2=”Flying”;</text:p>
      <text:p text:style-name="P1">base_stats=500;</text:p>
      <text:p text:style-name="P1">base_hp=60;</text:p>
      <text:p text:style-name="P1">base_atk=100;</text:p>
      <text:p text:style-name="P1">base_def=60;</text:p>
      <text:p text:style-name="P1">base_spatk=100;</text:p>
      <text:p text:style-name="P1">base_spdef=60;</text:p>
      <text:p text:style-name="P1">base_spd=120;</text:p>
      <text:p text:style-name="P1">base_exp=17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8:</text:p>
      <text:p text:style-name="P1">dexno=774;</text:p>
      <text:p text:style-name="P1">name=”MINIOR”;</text:p>
      <text:p text:style-name="P1">form=”RED CORE”;</text:p>
      <text:p text:style-name="P1">type1=”Rock”;</text:p>
      <text:p text:style-name="P1">type2=”Flying”;</text:p>
      <text:p text:style-name="P1">base_stats=500;</text:p>
      <text:p text:style-name="P1">base_hp=60;</text:p>
      <text:p text:style-name="P1">base_atk=100;</text:p>
      <text:p text:style-name="P1">base_def=60;</text:p>
      <text:p text:style-name="P1">base_spatk=100;</text:p>
      <text:p text:style-name="P1">base_spdef=60;</text:p>
      <text:p text:style-name="P1">base_spd=120;</text:p>
      <text:p text:style-name="P1">base_exp=17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89:</text:p>
      <text:p text:style-name="P1">dexno=774;</text:p>
      <text:p text:style-name="P1">name=”MINIOR”;</text:p>
      <text:p text:style-name="P1">form=”VIOLET CORE”;</text:p>
      <text:p text:style-name="P1">type1=”Rock”;</text:p>
      <text:p text:style-name="P1">type2=”Flying”;</text:p>
      <text:p text:style-name="P1">base_stats=500;</text:p>
      <text:p text:style-name="P1">base_hp=60;</text:p>
      <text:p text:style-name="P1">base_atk=100;</text:p>
      <text:p text:style-name="P1">base_def=60;</text:p>
      <text:p text:style-name="P1">base_spatk=100;</text:p>
      <text:p text:style-name="P1">base_spdef=60;</text:p>
      <text:p text:style-name="P1">base_spd=120;</text:p>
      <text:p text:style-name="P1">base_exp=17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0:</text:p>
      <text:p text:style-name="P1">dexno=774;</text:p>
      <text:p text:style-name="P1">name=”MINIOR”;</text:p>
      <text:p text:style-name="P1">form=”YELLOW CORE”;</text:p>
      <text:p text:style-name="P1">type1=”Rock”;</text:p>
      <text:p text:style-name="P1">type2=”Flying”;</text:p>
      <text:p text:style-name="P1">base_stats=500;</text:p>
      <text:p text:style-name="P1">base_hp=60;</text:p>
      <text:p text:style-name="P1">base_atk=100;</text:p>
      <text:p text:style-name="P1">base_def=60;</text:p>
      <text:p text:style-name="P1">base_spatk=100;</text:p>
      <text:p text:style-name="P1">base_spdef=60;</text:p>
      <text:p text:style-name="P1">base_spd=120;</text:p>
      <text:p text:style-name="P1">base_exp=175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1:</text:p>
      <text:p text:style-name="P1">dexno=775;</text:p>
      <text:p text:style-name="P1">name=”KOMALA”;</text:p>
      <text:p text:style-name="P1">form=””;</text:p>
      <text:p text:style-name="P1">type1=”Normal”;</text:p>
      <text:p text:style-name="P1">type2=””;</text:p>
      <text:p text:style-name="P1">base_stats=480;</text:p>
      <text:p text:style-name="P1">base_hp=65;</text:p>
      <text:p text:style-name="P1">base_atk=115;</text:p>
      <text:p text:style-name="P1">base_def=65;</text:p>
      <text:p text:style-name="P1">base_spatk=75;</text:p>
      <text:p text:style-name="P1">base_spdef=95;</text:p>
      <text:p text:style-name="P1">base_spd=65;</text:p>
      <text:p text:style-name="P1">base_exp=168;</text:p>
      <text:p text:style-name="P1">exp_type=””;</text:p>
      <text:p text:style-name="P1">egg_group[0]=”Fiel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2:</text:p>
      <text:p text:style-name="P1">dexno=776;</text:p>
      <text:p text:style-name="P1">name=”TURTONATOR”;</text:p>
      <text:p text:style-name="P1">form=””;</text:p>
      <text:p text:style-name="P1">type1=”Fire”;</text:p>
      <text:p text:style-name="P1">type2=”Dragon”;</text:p>
      <text:p text:style-name="P1">base_stats=485;</text:p>
      <text:p text:style-name="P1">base_hp=60;</text:p>
      <text:p text:style-name="P1">base_atk=78;</text:p>
      <text:p text:style-name="P1">base_def=135;</text:p>
      <text:p text:style-name="P1">base_spatk=91;</text:p>
      <text:p text:style-name="P1">base_spdef=85;</text:p>
      <text:p text:style-name="P1">base_spd=36;</text:p>
      <text:p text:style-name="P1">base_exp=170;</text:p>
      <text:p text:style-name="P1">exp_type=””;</text:p>
      <text:p text:style-name="P1">egg_group[0]=”Dragon”;</text:p>
      <text:p text:style-name="P1">egg_group[1]=”Monster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3:</text:p>
      <text:p text:style-name="P1">dexno=777;</text:p>
      <text:p text:style-name="P1">name=”TOGEDEMARU”;</text:p>
      <text:p text:style-name="P1">form=””;</text:p>
      <text:p text:style-name="P1">type1=”Electric”;</text:p>
      <text:p text:style-name="P1">type2=”Steel”;</text:p>
      <text:p text:style-name="P1">base_stats=435;</text:p>
      <text:p text:style-name="P1">base_hp=65;</text:p>
      <text:p text:style-name="P1">base_atk=98;</text:p>
      <text:p text:style-name="P1">base_def=63;</text:p>
      <text:p text:style-name="P1">base_spatk=40;</text:p>
      <text:p text:style-name="P1">base_spdef=73;</text:p>
      <text:p text:style-name="P1">base_spd=96;</text:p>
      <text:p text:style-name="P1">base_exp=152;</text:p>
      <text:p text:style-name="P1">exp_type=””;</text:p>
      <text:p text:style-name="P1">egg_group[0]=”Fairy”;</text:p>
      <text:p text:style-name="P1">egg_group[1]=”Field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4:</text:p>
      <text:p text:style-name="P1">dexno=778;</text:p>
      <text:p text:style-name="P1">name=”MIMIKYU”;</text:p>
      <text:p text:style-name="P1">form=””;</text:p>
      <text:p text:style-name="P1">type1=”Ghost”;</text:p>
      <text:p text:style-name="P1">type2=”Fairy”;</text:p>
      <text:p text:style-name="P1">base_stats=476;</text:p>
      <text:p text:style-name="P1">base_hp=55;</text:p>
      <text:p text:style-name="P1">base_atk=90;</text:p>
      <text:p text:style-name="P1">base_def=80;</text:p>
      <text:p text:style-name="P1">base_spatk=50;</text:p>
      <text:p text:style-name="P1">base_spdef=105;</text:p>
      <text:p text:style-name="P1">base_spd=96;</text:p>
      <text:p text:style-name="P1">base_exp=167;</text:p>
      <text:p text:style-name="P1">exp_type=””;</text:p>
      <text:p text:style-name="P1">egg_group[0]=”Amorphous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5:</text:p>
      <text:p text:style-name="P1">dexno=779;</text:p>
      <text:p text:style-name="P1">name=”BRUXISH”;</text:p>
      <text:p text:style-name="P1">form=””;</text:p>
      <text:p text:style-name="P1">type1=”Water”;</text:p>
      <text:p text:style-name="P1">type2=”Psychic”;</text:p>
      <text:p text:style-name="P1">base_stats=475;</text:p>
      <text:p text:style-name="P1">base_hp=68;</text:p>
      <text:p text:style-name="P1">base_atk=105;</text:p>
      <text:p text:style-name="P1">base_def=70;</text:p>
      <text:p text:style-name="P1">base_spatk=70;</text:p>
      <text:p text:style-name="P1">base_spdef=70;</text:p>
      <text:p text:style-name="P1">base_spd=92;</text:p>
      <text:p text:style-name="P1">base_exp=166;</text:p>
      <text:p text:style-name="P1">exp_type=””;</text:p>
      <text:p text:style-name="P1">egg_group[0]=”Water 2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6:</text:p>
      <text:p text:style-name="P1">dexno=780;</text:p>
      <text:p text:style-name="P1">name=”DRAMPA”;</text:p>
      <text:p text:style-name="P1">form=””;</text:p>
      <text:p text:style-name="P1">type1=”Normal”;</text:p>
      <text:p text:style-name="P1">type2=”Dragon”;</text:p>
      <text:p text:style-name="P1">base_stats=485;</text:p>
      <text:p text:style-name="P1">base_hp=78;</text:p>
      <text:p text:style-name="P1">base_atk=60;</text:p>
      <text:p text:style-name="P1">base_def=85;</text:p>
      <text:p text:style-name="P1">base_spatk=135;</text:p>
      <text:p text:style-name="P1">base_spdef=91;</text:p>
      <text:p text:style-name="P1">base_spd=36;</text:p>
      <text:p text:style-name="P1">base_exp=170;</text:p>
      <text:p text:style-name="P1">exp_type=””;</text:p>
      <text:p text:style-name="P1">egg_group[0]=”Dragon”;</text:p>
      <text:p text:style-name="P1">egg_group[1]=”Monster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7:</text:p>
      <text:p text:style-name="P1">dexno=781;</text:p>
      <text:p text:style-name="P1">name=”DHELMISE”;</text:p>
      <text:p text:style-name="P1">form=””;</text:p>
      <text:p text:style-name="P1">type1=”Ghost”;</text:p>
      <text:p text:style-name="P1">type2=”Grass”;</text:p>
      <text:p text:style-name="P1">base_stats=517;</text:p>
      <text:p text:style-name="P1">base_hp=70;</text:p>
      <text:p text:style-name="P1">base_atk=131;</text:p>
      <text:p text:style-name="P1">base_def=100;</text:p>
      <text:p text:style-name="P1">base_spatk=86;</text:p>
      <text:p text:style-name="P1">base_spdef=90;</text:p>
      <text:p text:style-name="P1">base_spd=40;</text:p>
      <text:p text:style-name="P1">base_exp=181;</text:p>
      <text:p text:style-name="P1">exp_type=””;</text:p>
      <text:p text:style-name="P1">egg_group[0]=”Mineral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8:</text:p>
      <text:p text:style-name="P1">dexno=782;</text:p>
      <text:p text:style-name="P1">name=”JANGMO-O”;</text:p>
      <text:p text:style-name="P1">form=””;</text:p>
      <text:p text:style-name="P1">type1=”Dragon”;</text:p>
      <text:p text:style-name="P1">type2=””;</text:p>
      <text:p text:style-name="P1">base_stats=300;</text:p>
      <text:p text:style-name="P1">base_hp=45;</text:p>
      <text:p text:style-name="P1">base_atk=55;</text:p>
      <text:p text:style-name="P1">base_def=65;</text:p>
      <text:p text:style-name="P1">base_spatk=45;</text:p>
      <text:p text:style-name="P1">base_spdef=45;</text:p>
      <text:p text:style-name="P1">base_spd=45;</text:p>
      <text:p text:style-name="P1">base_exp=60;</text:p>
      <text:p text:style-name="P1">exp_type=””;</text:p>
      <text:p text:style-name="P1">egg_group[0]=”Dragon”;</text:p>
      <text:p text:style-name="P1">egg_group[1]=””;</text:p>
      <text:p text:style-name="P1">phase=”1”;</text:p>
      <text:p text:style-name="P1">evo_lvl=35;</text:p>
      <text:p text:style-name="P1">evo_choice[0]=”HAKAMO-O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099:</text:p>
      <text:p text:style-name="P1">dexno=783;</text:p>
      <text:p text:style-name="P1">name=”HAKAMO-O”;</text:p>
      <text:p text:style-name="P1">form=””;</text:p>
      <text:p text:style-name="P1">type1=”Dragon”;</text:p>
      <text:p text:style-name="P1">type2=”Fighting”;</text:p>
      <text:p text:style-name="P1">base_stats=420;</text:p>
      <text:p text:style-name="P1">base_hp=55;</text:p>
      <text:p text:style-name="P1">base_atk=75;</text:p>
      <text:p text:style-name="P1">base_def=90;</text:p>
      <text:p text:style-name="P1">base_spatk=65;</text:p>
      <text:p text:style-name="P1">base_spdef=70;</text:p>
      <text:p text:style-name="P1">base_spd=65;</text:p>
      <text:p text:style-name="P1">base_exp=147;</text:p>
      <text:p text:style-name="P1">exp_type=””;</text:p>
      <text:p text:style-name="P1">egg_group[0]=”Dragon”;</text:p>
      <text:p text:style-name="P1">egg_group[1]=””;</text:p>
      <text:p text:style-name="P1">phase=”2”;</text:p>
      <text:p text:style-name="P1">evo_lvl=45;</text:p>
      <text:p text:style-name="P1">evo_choice[0]=”KOMMO-O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0:</text:p>
      <text:p text:style-name="P1">dexno=784;</text:p>
      <text:p text:style-name="P1">name=”KOMMO-O”;</text:p>
      <text:p text:style-name="P1">form=””;</text:p>
      <text:p text:style-name="P1">type1=”Dragon”;</text:p>
      <text:p text:style-name="P1">type2=”Fighting”;</text:p>
      <text:p text:style-name="P1">base_stats=600;</text:p>
      <text:p text:style-name="P1">base_hp=75;</text:p>
      <text:p text:style-name="P1">base_atk=110;</text:p>
      <text:p text:style-name="P1">base_def=125;</text:p>
      <text:p text:style-name="P1">base_spatk=100;</text:p>
      <text:p text:style-name="P1">base_spdef=105;</text:p>
      <text:p text:style-name="P1">base_spd=85;</text:p>
      <text:p text:style-name="P1">base_exp=270;</text:p>
      <text:p text:style-name="P1">exp_type=””;</text:p>
      <text:p text:style-name="P1">egg_group[0]=”Dragon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1:</text:p>
      <text:p text:style-name="P1">dexno=785;</text:p>
      <text:p text:style-name="P1">name=”TAPU KOKO”;</text:p>
      <text:p text:style-name="P1">form=””;</text:p>
      <text:p text:style-name="P1">type1=”Electric”;</text:p>
      <text:p text:style-name="P1">type2=”Fairy”;</text:p>
      <text:p text:style-name="P1">base_stats=570;</text:p>
      <text:p text:style-name="P1">base_hp=70;</text:p>
      <text:p text:style-name="P1">base_atk=115;</text:p>
      <text:p text:style-name="P1">base_def=85;</text:p>
      <text:p text:style-name="P1">base_spatk=95;</text:p>
      <text:p text:style-name="P1">base_spdef=75;</text:p>
      <text:p text:style-name="P1">base_spd=130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2:</text:p>
      <text:p text:style-name="P1">dexno=786;</text:p>
      <text:p text:style-name="P1">name=”TAPU LELE”;</text:p>
      <text:p text:style-name="P1">form=””;</text:p>
      <text:p text:style-name="P1">type1=”Psychic”;</text:p>
      <text:p text:style-name="P1">type2=”Fairy”;</text:p>
      <text:p text:style-name="P1">base_stats=570;</text:p>
      <text:p text:style-name="P1">base_hp=70;</text:p>
      <text:p text:style-name="P1">base_atk=85;</text:p>
      <text:p text:style-name="P1">base_def=75;</text:p>
      <text:p text:style-name="P1">base_spatk=130;</text:p>
      <text:p text:style-name="P1">base_spdef=115;</text:p>
      <text:p text:style-name="P1">base_spd=9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3:</text:p>
      <text:p text:style-name="P1">dexno=787;</text:p>
      <text:p text:style-name="P1">name=”TAPU BULU”;</text:p>
      <text:p text:style-name="P1">form=””;</text:p>
      <text:p text:style-name="P1">type1=”Grass”;</text:p>
      <text:p text:style-name="P1">type2=”Fairy”;</text:p>
      <text:p text:style-name="P1">base_stats=570;</text:p>
      <text:p text:style-name="P1">base_hp=70;</text:p>
      <text:p text:style-name="P1">base_atk=130;</text:p>
      <text:p text:style-name="P1">base_def=115;</text:p>
      <text:p text:style-name="P1">base_spatk=85;</text:p>
      <text:p text:style-name="P1">base_spdef=95;</text:p>
      <text:p text:style-name="P1">base_spd=7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4:</text:p>
      <text:p text:style-name="P1">dexno=788;</text:p>
      <text:p text:style-name="P1">name=”TAPU FINI”;</text:p>
      <text:p text:style-name="P1">form=””;</text:p>
      <text:p text:style-name="P1">type1=”Water”;</text:p>
      <text:p text:style-name="P1">type2=”Fairy”;</text:p>
      <text:p text:style-name="P1">base_stats=570;</text:p>
      <text:p text:style-name="P1">base_hp=70;</text:p>
      <text:p text:style-name="P1">base_atk=75;</text:p>
      <text:p text:style-name="P1">base_def=115;</text:p>
      <text:p text:style-name="P1">base_spatk=95;</text:p>
      <text:p text:style-name="P1">base_spdef=130;</text:p>
      <text:p text:style-name="P1">base_spd=85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5:</text:p>
      <text:p text:style-name="P1">dexno=789;</text:p>
      <text:p text:style-name="P1">name=”COSMOG”;</text:p>
      <text:p text:style-name="P1">form=””;</text:p>
      <text:p text:style-name="P1">type1=”Psychic”;</text:p>
      <text:p text:style-name="P1">type2=””;</text:p>
      <text:p text:style-name="P1">base_stats=200;</text:p>
      <text:p text:style-name="P1">base_hp=43;</text:p>
      <text:p text:style-name="P1">base_atk=29;</text:p>
      <text:p text:style-name="P1">base_def=31;</text:p>
      <text:p text:style-name="P1">base_spatk=29;</text:p>
      <text:p text:style-name="P1">base_spdef=31;</text:p>
      <text:p text:style-name="P1">base_spd=37;</text:p>
      <text:p text:style-name="P1">base_exp=4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43;</text:p>
      <text:p text:style-name="P1">evo_choice[0]=”COSMOEM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6:</text:p>
      <text:p text:style-name="P1">dexno=790;</text:p>
      <text:p text:style-name="P1">name=”COSMOEM”;</text:p>
      <text:p text:style-name="P1">form=””;</text:p>
      <text:p text:style-name="P1">type1=”Psychic”;</text:p>
      <text:p text:style-name="P1">type2=””;</text:p>
      <text:p text:style-name="P1">base_stats=400;</text:p>
      <text:p text:style-name="P1">base_hp=43;</text:p>
      <text:p text:style-name="P1">base_atk=29;</text:p>
      <text:p text:style-name="P1">base_def=131;</text:p>
      <text:p text:style-name="P1">base_spatk=29;</text:p>
      <text:p text:style-name="P1">base_spdef=131;</text:p>
      <text:p text:style-name="P1">base_spd=37;</text:p>
      <text:p text:style-name="P1">base_exp=140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53 in (Ultra) Sun<text:line-break/>53 in (Ultra) Moon;</text:p>
      <text:p text:style-name="P1">evo_choice[0]=”SOLGALEO”;</text:p>
      <text:p text:style-name="P1">evo_choice[1]=”LUNAALA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7:</text:p>
      <text:p text:style-name="P1">dexno=791;</text:p>
      <text:p text:style-name="P1">name=”SOLGALEO”;</text:p>
      <text:p text:style-name="P1">form=””;</text:p>
      <text:p text:style-name="P1">type1=”Psychic”;</text:p>
      <text:p text:style-name="P1">type2=”Steel”;</text:p>
      <text:p text:style-name="P1">base_stats=680;</text:p>
      <text:p text:style-name="P1">base_hp=137;</text:p>
      <text:p text:style-name="P1">base_atk=137;</text:p>
      <text:p text:style-name="P1">base_def=107;</text:p>
      <text:p text:style-name="P1">base_spatk=113;</text:p>
      <text:p text:style-name="P1">base_spdef=89;</text:p>
      <text:p text:style-name="P1">base_spd=97;</text:p>
      <text:p text:style-name="P1">base_exp=306;</text:p>
      <text:p text:style-name="P1">exp_type=””;</text:p>
      <text:p text:style-name="P1">egg_group[0]=”Undiscovered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8:</text:p>
      <text:p text:style-name="P1">dexno=792;</text:p>
      <text:p text:style-name="P1">name=”LUNAALA”;</text:p>
      <text:p text:style-name="P1">form=””;</text:p>
      <text:p text:style-name="P1">type1=”Psychic”;</text:p>
      <text:p text:style-name="P1">type2=”Ghost”;</text:p>
      <text:p text:style-name="P1">base_stats=680;</text:p>
      <text:p text:style-name="P1">base_hp=137;</text:p>
      <text:p text:style-name="P1">base_atk=113;</text:p>
      <text:p text:style-name="P1">base_def=89;</text:p>
      <text:p text:style-name="P1">base_spatk=137;</text:p>
      <text:p text:style-name="P1">base_spdef=107;</text:p>
      <text:p text:style-name="P1">base_spd=97;</text:p>
      <text:p text:style-name="P1">base_exp=306;</text:p>
      <text:p text:style-name="P1">exp_type=””;</text:p>
      <text:p text:style-name="P1">egg_group[0]=”Undiscovered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09:</text:p>
      <text:p text:style-name="P1">dexno=793;</text:p>
      <text:p text:style-name="P1">name=”NIHILEGO”;</text:p>
      <text:p text:style-name="P1">form=””;</text:p>
      <text:p text:style-name="P1">type1=”Rock”;</text:p>
      <text:p text:style-name="P1">type2=”Poison”;</text:p>
      <text:p text:style-name="P1">base_stats=570;</text:p>
      <text:p text:style-name="P1">base_hp=109;</text:p>
      <text:p text:style-name="P1">base_atk=53;</text:p>
      <text:p text:style-name="P1">base_def=47;</text:p>
      <text:p text:style-name="P1">base_spatk=127;</text:p>
      <text:p text:style-name="P1">base_spdef=131;</text:p>
      <text:p text:style-name="P1">base_spd=103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0:</text:p>
      <text:p text:style-name="P1">dexno=794;</text:p>
      <text:p text:style-name="P1">name=”BUZZWOLE”;</text:p>
      <text:p text:style-name="P1">form=””;</text:p>
      <text:p text:style-name="P1">type1=”Bug”;</text:p>
      <text:p text:style-name="P1">type2=”Fighting”;</text:p>
      <text:p text:style-name="P1">base_stats=570;</text:p>
      <text:p text:style-name="P1">base_hp=107;</text:p>
      <text:p text:style-name="P1">base_atk=139;</text:p>
      <text:p text:style-name="P1">base_def=139;</text:p>
      <text:p text:style-name="P1">base_spatk=53;</text:p>
      <text:p text:style-name="P1">base_spdef=53;</text:p>
      <text:p text:style-name="P1">base_spd=79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1:</text:p>
      <text:p text:style-name="P1">dexno=795;</text:p>
      <text:p text:style-name="P1">name=”PHEROMOSA”;</text:p>
      <text:p text:style-name="P1">form=””;</text:p>
      <text:p text:style-name="P1">type1=”Bug”;</text:p>
      <text:p text:style-name="P1">type2=”Fighting”;</text:p>
      <text:p text:style-name="P1">base_stats=570;</text:p>
      <text:p text:style-name="P1">base_hp=71;</text:p>
      <text:p text:style-name="P1">base_atk=137;</text:p>
      <text:p text:style-name="P1">base_def=37;</text:p>
      <text:p text:style-name="P1">base_spatk=137;</text:p>
      <text:p text:style-name="P1">base_spdef=37;</text:p>
      <text:p text:style-name="P1">base_spd=151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2:</text:p>
      <text:p text:style-name="P1">dexno=796;</text:p>
      <text:p text:style-name="P1">name=”XURKITREE”;</text:p>
      <text:p text:style-name="P1">form=””;</text:p>
      <text:p text:style-name="P1">type1=”Electric”;</text:p>
      <text:p text:style-name="P1">type2=””;</text:p>
      <text:p text:style-name="P1">base_stats=570;</text:p>
      <text:p text:style-name="P1">base_hp=83;</text:p>
      <text:p text:style-name="P1">base_atk=89;</text:p>
      <text:p text:style-name="P1">base_def=71;</text:p>
      <text:p text:style-name="P1">base_spatk=173;</text:p>
      <text:p text:style-name="P1">base_spdef=71;</text:p>
      <text:p text:style-name="P1">base_spd=83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3:</text:p>
      <text:p text:style-name="P1">dexno=797;</text:p>
      <text:p text:style-name="P1">name=”CELESTEELA”;</text:p>
      <text:p text:style-name="P1">form=””;</text:p>
      <text:p text:style-name="P1">type1=”Steel”;</text:p>
      <text:p text:style-name="P1">type2=”Flying”;</text:p>
      <text:p text:style-name="P1">base_stats=570;</text:p>
      <text:p text:style-name="P1">base_hp=97;</text:p>
      <text:p text:style-name="P1">base_atk=101;</text:p>
      <text:p text:style-name="P1">base_def=103;</text:p>
      <text:p text:style-name="P1">base_spatk=107;</text:p>
      <text:p text:style-name="P1">base_spdef=101;</text:p>
      <text:p text:style-name="P1">base_spd=61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4:</text:p>
      <text:p text:style-name="P1">dexno=798;</text:p>
      <text:p text:style-name="P1">name=”KARTANA”;</text:p>
      <text:p text:style-name="P1">form=””;</text:p>
      <text:p text:style-name="P1">type1=”Grass”;</text:p>
      <text:p text:style-name="P1">type2=”Steel”;</text:p>
      <text:p text:style-name="P1">base_stats=570;</text:p>
      <text:p text:style-name="P1">base_hp=59;</text:p>
      <text:p text:style-name="P1">base_atk=181;</text:p>
      <text:p text:style-name="P1">base_def=131;</text:p>
      <text:p text:style-name="P1">base_spatk=59;</text:p>
      <text:p text:style-name="P1">base_spdef=31;</text:p>
      <text:p text:style-name="P1">base_spd=109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5:</text:p>
      <text:p text:style-name="P1">dexno=799;</text:p>
      <text:p text:style-name="P1">name=”GUZZLORD”;</text:p>
      <text:p text:style-name="P1">form=””;</text:p>
      <text:p text:style-name="P1">type1=”Dark”;</text:p>
      <text:p text:style-name="P1">type2=”Dragon”;</text:p>
      <text:p text:style-name="P1">base_stats=570;</text:p>
      <text:p text:style-name="P1">base_hp=223;</text:p>
      <text:p text:style-name="P1">base_atk=101;</text:p>
      <text:p text:style-name="P1">base_def=53;</text:p>
      <text:p text:style-name="P1">base_spatk=97;</text:p>
      <text:p text:style-name="P1">base_spdef=53;</text:p>
      <text:p text:style-name="P1">base_spd=43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6:</text:p>
      <text:p text:style-name="P1">dexno=800;</text:p>
      <text:p text:style-name="P1">name=”NECROZMA”;</text:p>
      <text:p text:style-name="P1">form=””;</text:p>
      <text:p text:style-name="P1">type1=”Psychic”;</text:p>
      <text:p text:style-name="P1">type2=””;</text:p>
      <text:p text:style-name="P1">base_stats=600;</text:p>
      <text:p text:style-name="P1">base_hp=97;</text:p>
      <text:p text:style-name="P1">base_atk=107;</text:p>
      <text:p text:style-name="P1">base_def=101;</text:p>
      <text:p text:style-name="P1">base_spatk=127;</text:p>
      <text:p text:style-name="P1">base_spdef=89;</text:p>
      <text:p text:style-name="P1">base_spd=79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7:</text:p>
      <text:p text:style-name="P1">dexno=800;</text:p>
      <text:p text:style-name="P1">name=”NECROZMA”;</text:p>
      <text:p text:style-name="P1">form=”DUSK MANE”;</text:p>
      <text:p text:style-name="P1">type1=”Psychic”;</text:p>
      <text:p text:style-name="P1">type2=”Steel”;</text:p>
      <text:p text:style-name="P1">base_stats=680;</text:p>
      <text:p text:style-name="P1">base_hp=97;</text:p>
      <text:p text:style-name="P1">base_atk=157;</text:p>
      <text:p text:style-name="P1">base_def=127;</text:p>
      <text:p text:style-name="P1">base_spatk=113;</text:p>
      <text:p text:style-name="P1">base_spdef=109;</text:p>
      <text:p text:style-name="P1">base_spd=77;</text:p>
      <text:p text:style-name="P1">base_exp=306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8:</text:p>
      <text:p text:style-name="P1">dexno=800;</text:p>
      <text:p text:style-name="P1">name=”NECROZMA”;</text:p>
      <text:p text:style-name="P1">form=”DAWN WINGS”;</text:p>
      <text:p text:style-name="P1">type1=”Psychic”;</text:p>
      <text:p text:style-name="P1">type2=”Ghost”;</text:p>
      <text:p text:style-name="P1">base_stats=680;</text:p>
      <text:p text:style-name="P1">base_hp=97;</text:p>
      <text:p text:style-name="P1">base_atk=113;</text:p>
      <text:p text:style-name="P1">base_def=109;</text:p>
      <text:p text:style-name="P1">base_spatk=157;</text:p>
      <text:p text:style-name="P1">base_spdef=127;</text:p>
      <text:p text:style-name="P1">base_spd=77;</text:p>
      <text:p text:style-name="P1">base_exp=306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19:</text:p>
      <text:p text:style-name="P1">dexno=800;</text:p>
      <text:p text:style-name="P1">name=”NECROZMA”;</text:p>
      <text:p text:style-name="P1">form=”ULTRA”;</text:p>
      <text:p text:style-name="P1">type1=”Psychic”;</text:p>
      <text:p text:style-name="P1">type2=”Dragon”;</text:p>
      <text:p text:style-name="P1">base_stats=754;</text:p>
      <text:p text:style-name="P1">base_hp=97;</text:p>
      <text:p text:style-name="P1">base_atk=167;</text:p>
      <text:p text:style-name="P1">base_def=97;</text:p>
      <text:p text:style-name="P1">base_spatk=167;</text:p>
      <text:p text:style-name="P1">base_spdef=97;</text:p>
      <text:p text:style-name="P1">base_spd=129;</text:p>
      <text:p text:style-name="P1">base_exp=339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0:</text:p>
      <text:p text:style-name="P1">dexno=801;</text:p>
      <text:p text:style-name="P1">name=”MAGEARNA”;</text:p>
      <text:p text:style-name="P1">form=””;</text:p>
      <text:p text:style-name="P1">type1=”Steel”;</text:p>
      <text:p text:style-name="P1">type2=”Fairy”;</text:p>
      <text:p text:style-name="P1">base_stats=600;</text:p>
      <text:p text:style-name="P1">base_hp=80;</text:p>
      <text:p text:style-name="P1">base_atk=95;</text:p>
      <text:p text:style-name="P1">base_def=115;</text:p>
      <text:p text:style-name="P1">base_spatk=130;</text:p>
      <text:p text:style-name="P1">base_spdef=115;</text:p>
      <text:p text:style-name="P1">base_spd=65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1:</text:p>
      <text:p text:style-name="P1">dexno=801;</text:p>
      <text:p text:style-name="P1">name=”MAGEARNA”;</text:p>
      <text:p text:style-name="P1">form=”POKé BALL”;</text:p>
      <text:p text:style-name="P1">type1=”Steel”;</text:p>
      <text:p text:style-name="P1">type2=”Fairy”;</text:p>
      <text:p text:style-name="P1">base_stats=600;</text:p>
      <text:p text:style-name="P1">base_hp=80;</text:p>
      <text:p text:style-name="P1">base_atk=95;</text:p>
      <text:p text:style-name="P1">base_def=115;</text:p>
      <text:p text:style-name="P1">base_spatk=130;</text:p>
      <text:p text:style-name="P1">base_spdef=115;</text:p>
      <text:p text:style-name="P1">base_spd=65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2:</text:p>
      <text:p text:style-name="P1">dexno=802;</text:p>
      <text:p text:style-name="P1">name=”MARSHADOW”;</text:p>
      <text:p text:style-name="P1">form=””;</text:p>
      <text:p text:style-name="P1">type1=”Fighting”;</text:p>
      <text:p text:style-name="P1">type2=”Ghost”;</text:p>
      <text:p text:style-name="P1">base_stats=600;</text:p>
      <text:p text:style-name="P1">base_hp=90;</text:p>
      <text:p text:style-name="P1">base_atk=125;</text:p>
      <text:p text:style-name="P1">base_def=80;</text:p>
      <text:p text:style-name="P1">base_spatk=90;</text:p>
      <text:p text:style-name="P1">base_spdef=90;</text:p>
      <text:p text:style-name="P1">base_spd=125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3:</text:p>
      <text:p text:style-name="P1">dexno=803;</text:p>
      <text:p text:style-name="P1">name=”POIPOLE”;</text:p>
      <text:p text:style-name="P1">form=””;</text:p>
      <text:p text:style-name="P1">type1=”Poson”;</text:p>
      <text:p text:style-name="P1">type2=””;</text:p>
      <text:p text:style-name="P1">base_stats=420;</text:p>
      <text:p text:style-name="P1">base_hp=67;</text:p>
      <text:p text:style-name="P1">base_atk=73;</text:p>
      <text:p text:style-name="P1">base_def=67;</text:p>
      <text:p text:style-name="P1">base_spatk=73;</text:p>
      <text:p text:style-name="P1">base_spdef=67;</text:p>
      <text:p text:style-name="P1">base_spd=73;</text:p>
      <text:p text:style-name="P1">base_exp=189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Level with Dragon Pulse;</text:p>
      <text:p text:style-name="P1">evo_choice[0]=”NAGANADEL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4:</text:p>
      <text:p text:style-name="P1">dexno=804;</text:p>
      <text:p text:style-name="P1">name=”NAGANADEL”;</text:p>
      <text:p text:style-name="P1">form=””;</text:p>
      <text:p text:style-name="P1">type1=”Poison”;</text:p>
      <text:p text:style-name="P1">type2=”Dragon”;</text:p>
      <text:p text:style-name="P1">base_stats=540;</text:p>
      <text:p text:style-name="P1">base_hp=73;</text:p>
      <text:p text:style-name="P1">base_atk=73;</text:p>
      <text:p text:style-name="P1">base_def=73;</text:p>
      <text:p text:style-name="P1">base_spatk=127;</text:p>
      <text:p text:style-name="P1">base_spdef=73;</text:p>
      <text:p text:style-name="P1">base_spd=121;</text:p>
      <text:p text:style-name="P1">base_exp=243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5:</text:p>
      <text:p text:style-name="P1">dexno=805;</text:p>
      <text:p text:style-name="P1">name=”STAKATAKA”;</text:p>
      <text:p text:style-name="P1">form=””;</text:p>
      <text:p text:style-name="P1">type1=”Rock”;</text:p>
      <text:p text:style-name="P1">type2=”Steel”;</text:p>
      <text:p text:style-name="P1">base_stats=570;</text:p>
      <text:p text:style-name="P1">base_hp=61;</text:p>
      <text:p text:style-name="P1">base_atk=131;</text:p>
      <text:p text:style-name="P1">base_def=211;</text:p>
      <text:p text:style-name="P1">base_spatk=53;</text:p>
      <text:p text:style-name="P1">base_spdef=101;</text:p>
      <text:p text:style-name="P1">base_spd=13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6:</text:p>
      <text:p text:style-name="P1">dexno=806;</text:p>
      <text:p text:style-name="P1">name=”BLACEPHALON”;</text:p>
      <text:p text:style-name="P1">form=””;</text:p>
      <text:p text:style-name="P1">type1=”Fire”;</text:p>
      <text:p text:style-name="P1">type2=”Ghost”;</text:p>
      <text:p text:style-name="P1">base_stats=570;</text:p>
      <text:p text:style-name="P1">base_hp=53;</text:p>
      <text:p text:style-name="P1">base_atk=127;</text:p>
      <text:p text:style-name="P1">base_def=53;</text:p>
      <text:p text:style-name="P1">base_spatk=151;</text:p>
      <text:p text:style-name="P1">base_spdef=79;</text:p>
      <text:p text:style-name="P1">base_spd=107;</text:p>
      <text:p text:style-name="P1">base_exp=257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7:</text:p>
      <text:p text:style-name="P1">dexno=807;</text:p>
      <text:p text:style-name="P1">name=”ZERAORA”;</text:p>
      <text:p text:style-name="P1">form=””;</text:p>
      <text:p text:style-name="P1">type1=”Electric”;</text:p>
      <text:p text:style-name="P1">type2=””;</text:p>
      <text:p text:style-name="P1">base_stats=600;</text:p>
      <text:p text:style-name="P1">base_hp=88;</text:p>
      <text:p text:style-name="P1">base_atk=112;</text:p>
      <text:p text:style-name="P1">base_def=75;</text:p>
      <text:p text:style-name="P1">base_spatk=102;</text:p>
      <text:p text:style-name="P1">base_spdef=80;</text:p>
      <text:p text:style-name="P1">base_spd=143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8:</text:p>
      <text:p text:style-name="P1">dexno=808;</text:p>
      <text:p text:style-name="P1">name=”MELTAN”;</text:p>
      <text:p text:style-name="P1">form=””;</text:p>
      <text:p text:style-name="P1">type1=”Steel”;</text:p>
      <text:p text:style-name="P1">type2=””;</text:p>
      <text:p text:style-name="P1">base_stats=300;</text:p>
      <text:p text:style-name="P1">base_hp=46;</text:p>
      <text:p text:style-name="P1">base_atk=65;</text:p>
      <text:p text:style-name="P1">base_def=65;</text:p>
      <text:p text:style-name="P1">base_spatk=55;</text:p>
      <text:p text:style-name="P1">base_spdef=35;</text:p>
      <text:p text:style-name="P1">base_spd=34;</text:p>
      <text:p text:style-name="P1">base_exp=135;</text:p>
      <text:p text:style-name="P1">exp_type=””;</text:p>
      <text:p text:style-name="P1">egg_group[0]=”Undiscovered”;</text:p>
      <text:p text:style-name="P1">egg_group[1]=””;</text:p>
      <text:p text:style-name="P1">phase=”1”;</text:p>
      <text:p text:style-name="P1">evo_lvl=400 Meltan Candy;</text:p>
      <text:p text:style-name="P1">evo_choice[0]=”MELMETAL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29:</text:p>
      <text:p text:style-name="P1">dexno=809;</text:p>
      <text:p text:style-name="P1">name=”MELMETAL”;</text:p>
      <text:p text:style-name="P1">form=””;</text:p>
      <text:p text:style-name="P1">type1=”Steel”;</text:p>
      <text:p text:style-name="P1">type2=””;</text:p>
      <text:p text:style-name="P1">base_stats=600;</text:p>
      <text:p text:style-name="P1">base_hp=135;</text:p>
      <text:p text:style-name="P1">base_atk=143;</text:p>
      <text:p text:style-name="P1">base_def=143;</text:p>
      <text:p text:style-name="P1">base_spatk=80;</text:p>
      <text:p text:style-name="P1">base_spdef=65;</text:p>
      <text:p text:style-name="P1">base_spd=34;</text:p>
      <text:p text:style-name="P1">base_exp=270;</text:p>
      <text:p text:style-name="P1">exp_type=””;</text:p>
      <text:p text:style-name="P1">egg_group[0]=”Undiscovered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0:</text:p>
      <text:p text:style-name="P1">dexno=810;</text:p>
      <text:p text:style-name="P1">name=”GROOKEY”;</text:p>
      <text:p text:style-name="P1">form=””;</text:p>
      <text:p text:style-name="P1">type1=”Grass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1:</text:p>
      <text:p text:style-name="P1">dexno=811;</text:p>
      <text:p text:style-name="P1">name=””;</text:p>
      <text:p text:style-name="P1">form=””;</text:p>
      <text:p text:style-name="P1">type1=”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2:</text:p>
      <text:p text:style-name="P1">dexno=812;</text:p>
      <text:p text:style-name="P1">name=””;</text:p>
      <text:p text:style-name="P1">form=””;</text:p>
      <text:p text:style-name="P1">type1=”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3:</text:p>
      <text:p text:style-name="P1">dexno=813;</text:p>
      <text:p text:style-name="P1">name=”SCORBUNNY”;</text:p>
      <text:p text:style-name="P1">form=””;</text:p>
      <text:p text:style-name="P1">type1=”Fire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4:</text:p>
      <text:p text:style-name="P1">dexno=814;</text:p>
      <text:p text:style-name="P1">name=””;</text:p>
      <text:p text:style-name="P1">form=””;</text:p>
      <text:p text:style-name="P1">type1=”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2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5:</text:p>
      <text:p text:style-name="P1">dexno=815;</text:p>
      <text:p text:style-name="P1">name=””;</text:p>
      <text:p text:style-name="P1">form=””;</text:p>
      <text:p text:style-name="P1">type1=”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3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  <text:p text:style-name="P3"/>
      <text:p text:style-name="P4"><text:s/>case 1136:</text:p>
      <text:p text:style-name="P1">dexno=816;</text:p>
      <text:p text:style-name="P1">name=”SOBBLE”;</text:p>
      <text:p text:style-name="P1">form=””;</text:p>
      <text:p text:style-name="P1">type1=”Water”;</text:p>
      <text:p text:style-name="P1">type2=””;</text:p>
      <text:p text:style-name="P1">base_stats=;</text:p>
      <text:p text:style-name="P1">base_hp=;</text:p>
      <text:p text:style-name="P1">base_atk=;</text:p>
      <text:p text:style-name="P1">base_def=;</text:p>
      <text:p text:style-name="P1">base_spatk=;</text:p>
      <text:p text:style-name="P1">base_spdef=;</text:p>
      <text:p text:style-name="P1">base_spd=;</text:p>
      <text:p text:style-name="P1">base_exp=;</text:p>
      <text:p text:style-name="P1">exp_type=””;</text:p>
      <text:p text:style-name="P1">egg_group[0]=””;</text:p>
      <text:p text:style-name="P1">egg_group[1]=””;</text:p>
      <text:p text:style-name="P1">phase=”1”;</text:p>
      <text:p text:style-name="P1">evo_lvl=;</text:p>
      <text:p text:style-name="P1">evo_choice[0]=””;</text:p>
      <text:p text:style-name="P1">evo_choice[1]=””;</text:p>
      <text:p text:style-name="P1">evo_choice[2]=””;</text:p>
      <text:p text:style-name="P1">evo_choice[3]=””;</text:p>
      <text:p text:style-name="P1">evo_choice[4]=””;</text:p>
      <text:p text:style-name="P1">evo_choice[5]=””;</text:p>
      <text:p text:style-name="P1">evo_choice[6]=””;</text:p>
      <text:p text:style-name="P1">evo_choice[7]=””;</text:p>
      <text:p text:style-name="P2">break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58" meta:paragraph-count="4424" meta:word-count="4655" meta:character-count="62236" meta:non-whitespace-character-count="61847"/>
    <meta:generator>LibreOfficeDev/6.0.5.2$Linux_X86_64 LibreOffice_project/</meta:generator>
  </office:meta>
</office:document-meta>
</file>